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3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transparent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7" style:family="table-cell" style:parent-style-name="_19968__33324__32_2_32_2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8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9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19968__33324__32_2_32_2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_21315__20998__20301__91_0_93__32_3" style:data-style-name="N48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4" style:family="table-cell" style:parent-style-name="_19968__33324__32_2_32_2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5" style:family="table-cell" style:parent-style-name="_19968__33324__32_2_32_2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6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8" style:family="table-cell" style:parent-style-name="_19968__33324__32_2_32_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Book3" style:data-style-name="N5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19968__33324__32_2_32_2" style:data-style-name="N0">
      <style:table-cell-properties style:vertical-align="middle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34" style:family="table-cell" style:parent-style-name="_19968__33324__32_2_32_2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37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FF0000" style:font-name="微軟正黑體" style:font-name-asian="微軟正黑體" style:font-name-complex="微軟正黑體"/>
    </style:style>
    <style:style style:name="ce38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39" style:family="table-cell" style:parent-style-name="_19968__33324__32_2_32_2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40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41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42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FF0000" style:font-name="微軟正黑體" style:font-name-asian="微軟正黑體" style:font-name-complex="微軟正黑體"/>
    </style:style>
    <style:style style:name="ce43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.16416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37583333333333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1.5875cm"/>
    </style:style>
    <style:style style:name="co12" style:family="table-column">
      <style:table-column-properties fo:break-before="auto" style:column-width="0.9525cm"/>
    </style:style>
    <style:style style:name="co13" style:family="table-column">
      <style:table-column-properties fo:break-before="auto" style:column-width="1.93145833333333cm"/>
    </style:style>
    <style:style style:name="co14" style:family="table-column">
      <style:table-column-properties fo:break-before="auto" style:column-width="1.13770833333333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95791666666667cm"/>
    </style:style>
    <style:style style:name="co17" style:family="table-column">
      <style:table-column-properties fo:break-before="auto" style:column-width="2.143125cm" style:use-optimal-column-width="true"/>
    </style:style>
    <style:style style:name="co18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15pt" style:use-optimal-row-height="false" fo:break-before="auto"/>
    </style:style>
    <style:style style:name="ro6" style:family="table-row">
      <style:table-row-properties style:row-height="22.9pt" style:use-optimal-row-height="false" fo:break-before="auto"/>
    </style:style>
    <style:style style:name="ro7" style:family="table-row">
      <style:table-row-properties style:row-height="25.9pt" style:use-optimal-row-height="false" fo:break-before="auto"/>
    </style:style>
    <style:style style:name="ro8" style:family="table-row">
      <style:table-row-properties style:row-height="24.75pt" style:use-optimal-row-height="false" fo:break-before="auto"/>
    </style:style>
    <style:style style:name="ro9" style:family="table-row">
      <style:table-row-properties style:row-height="23.45pt" style:use-optimal-row-height="false" fo:break-before="auto"/>
    </style:style>
    <style:style style:name="ro10" style:family="table-row">
      <style:table-row-properties style:row-height="22.5pt" style:use-optimal-row-height="false" fo:break-before="auto"/>
    </style:style>
    <style:style style:name="ro11" style:family="table-row">
      <style:table-row-properties style:row-height="25.5pt" style:use-optimal-row-height="false" fo:break-before="auto"/>
    </style:style>
    <style:style style:name="ro12" style:family="table-row">
      <style:table-row-properties style:row-height="19.9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number-columns-repeated="3" table:default-cell-style-name="ce42"/>
        <table:table-column table:style-name="co4" table:default-cell-style-name="ce42"/>
        <table:table-column table:style-name="co5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3" table:default-cell-style-name="ce2"/>
        <table:table-column table:style-name="co6" table:default-cell-style-name="ce43"/>
        <table:table-column table:style-name="co7" table:number-columns-repeated="217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23" table:default-cell-style-name="ce2"/>
        <table:table-row table:style-name="ro1">
          <table:table-cell office:value-type="string" table:number-columns-spanned="32" table:number-rows-spanned="1" table:style-name="ce1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2"/>
          <table:table-cell table:number-columns-repeated="11" table:style-name="ce3"/>
          <table:table-cell office:value-type="string" table:number-columns-spanned="6" table:number-rows-spanned="1" table:style-name="ce4">
            <text:p>中 華 民 國 109 年 2 月 底</text:p>
          </table:table-cell>
          <table:covered-table-cell table:number-columns-repeated="5"/>
          <table:table-cell table:number-columns-repeated="10" table:style-name="ce3"/>
          <table:table-cell table:number-columns-repeated="2" table:style-name="ce5"/>
          <table:table-cell office:value-type="string" table:style-name="ce6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7">
            <text:p>區域別</text:p>
          </table:table-cell>
          <table:table-cell office:value-type="string" table:number-columns-spanned="3" table:number-rows-spanned="1" table:style-name="ce8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9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10">
            <text:p>0<text:s/><text:span text:style-name="T3">～</text:span><text:span text:style-name="T1"><text:s/></text:span>6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0<text:s/><text:span text:style-name="T3">～</text:span><text:span text:style-name="T1"><text:s/></text:span>11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0<text:s/><text:span text:style-name="T3">～</text:span><text:span text:style-name="T1"><text:s/></text:span>12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12<text:s/><text:span text:style-name="T3">～</text:span><text:span text:style-name="T1"><text:s/></text:span>17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2">
            <text:p>20<text:span text:style-name="T1">歲以上</text:span></text:p>
          </table:table-cell>
          <table:covered-table-cell table:number-columns-repeated="3"/>
          <table:table-cell office:value-type="string" table:number-columns-spanned="4" table:number-rows-spanned="1" table:style-name="ce11">
            <text:p>65<text:span text:style-name="T3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5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16">
            <text:p>總 <text:s text:c="3"/>計</text:p>
          </table:table-cell>
          <table:table-cell office:value-type="float" office:value="23600903" table:style-name="ce17">
            <text:p>23,600,903</text:p>
          </table:table-cell>
          <table:table-cell office:value-type="float" office:value="11701322" table:style-name="ce17">
            <text:p>11,701,322</text:p>
          </table:table-cell>
          <table:table-cell office:value-type="float" office:value="11899581" table:style-name="ce17">
            <text:p>11,899,581</text:p>
          </table:table-cell>
          <table:table-cell office:value-type="float" office:value="967533" table:style-name="ce17">
            <text:p>967,533</text:p>
          </table:table-cell>
          <table:table-cell office:value-type="float" office:value="501301" table:style-name="ce17">
            <text:p>501,301</text:p>
          </table:table-cell>
          <table:table-cell office:value-type="float" office:value="466232" table:style-name="ce17">
            <text:p>466,232</text:p>
          </table:table-cell>
          <table:table-cell office:value-type="float" office:value="4.0995592414408888" table:style-name="ce18">
            <text:p>4.10</text:p>
          </table:table-cell>
          <table:table-cell office:value-type="float" office:value="1380110" table:style-name="ce17">
            <text:p>1,380,110</text:p>
          </table:table-cell>
          <table:table-cell office:value-type="float" office:value="714769" table:style-name="ce17">
            <text:p>714,769</text:p>
          </table:table-cell>
          <table:table-cell office:value-type="float" office:value="665341" table:style-name="ce17">
            <text:p>665,341</text:p>
          </table:table-cell>
          <table:table-cell office:value-type="float" office:value="5.8476999799541565" table:style-name="ce19">
            <text:p>5.85</text:p>
          </table:table-cell>
          <table:table-cell office:value-type="float" office:value="2382484" table:style-name="ce17">
            <text:p>2,382,484</text:p>
          </table:table-cell>
          <table:table-cell office:value-type="float" office:value="1235776" table:style-name="ce17">
            <text:p>1,235,776</text:p>
          </table:table-cell>
          <table:table-cell office:value-type="float" office:value="1146708" table:style-name="ce17">
            <text:p>1,146,708</text:p>
          </table:table-cell>
          <table:table-cell office:value-type="float" office:value="10.094884928767344" table:style-name="ce18">
            <text:p>10.09</text:p>
          </table:table-cell>
          <table:table-cell office:value-type="float" office:value="2589706" table:style-name="ce17">
            <text:p>2,589,706</text:p>
          </table:table-cell>
          <table:table-cell office:value-type="float" office:value="1343959" table:style-name="ce17">
            <text:p>1,343,959</text:p>
          </table:table-cell>
          <table:table-cell office:value-type="float" office:value="1245747" table:style-name="ce17">
            <text:p>1,245,747</text:p>
          </table:table-cell>
          <table:table-cell office:value-type="float" office:value="10.972910655155864" table:style-name="ce18">
            <text:p>10.97</text:p>
          </table:table-cell>
          <table:table-cell office:value-type="float" office:value="1307360" table:style-name="ce17">
            <text:p>1,307,360</text:p>
          </table:table-cell>
          <table:table-cell office:value-type="float" office:value="683531" table:style-name="ce17">
            <text:p>683,531</text:p>
          </table:table-cell>
          <table:table-cell office:value-type="float" office:value="623829" table:style-name="ce17">
            <text:p>623,829</text:p>
          </table:table-cell>
          <table:table-cell office:value-type="float" office:value="5.5394490626057831" table:style-name="ce18">
            <text:p>5.54</text:p>
          </table:table-cell>
          <table:table-cell office:value-type="float" office:value="19357797" table:style-name="ce17">
            <text:p>19,357,797</text:p>
          </table:table-cell>
          <table:table-cell office:value-type="float" office:value="9493914" table:style-name="ce17">
            <text:p>9,493,914</text:p>
          </table:table-cell>
          <table:table-cell office:value-type="float" office:value="9863883" table:style-name="ce17">
            <text:p>9,863,883</text:p>
          </table:table-cell>
          <table:table-cell office:value-type="float" office:value="82.021425197163012" table:style-name="ce18">
            <text:p>82.02</text:p>
          </table:table-cell>
          <table:table-cell office:value-type="float" office:value="3644513" table:style-name="ce17">
            <text:p>3,644,513</text:p>
          </table:table-cell>
          <table:table-cell office:value-type="float" office:value="1664232" table:style-name="ce17">
            <text:p>1,664,232</text:p>
          </table:table-cell>
          <table:table-cell office:value-type="float" office:value="1980281" table:style-name="ce17">
            <text:p>1,980,281</text:p>
          </table:table-cell>
          <table:table-cell office:value-type="float" office:value="15.4422608321385" table:style-name="ce18">
            <text:p>15.44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新北市</text:p>
          </table:table-cell>
          <table:table-cell office:value-type="float" office:value="4022450" table:style-name="ce21">
            <text:p>4,022,450</text:p>
          </table:table-cell>
          <table:table-cell office:value-type="float" office:value="1965056" table:style-name="ce21">
            <text:p>1,965,056</text:p>
          </table:table-cell>
          <table:table-cell office:value-type="float" office:value="2057394" table:style-name="ce21">
            <text:p>2,057,394</text:p>
          </table:table-cell>
          <table:table-cell office:value-type="float" office:value="152106" table:style-name="ce21">
            <text:p>152,106</text:p>
          </table:table-cell>
          <table:table-cell office:value-type="float" office:value="78612" table:style-name="ce21">
            <text:p>78,612</text:p>
          </table:table-cell>
          <table:table-cell office:value-type="float" office:value="73494" table:style-name="ce21">
            <text:p>73,494</text:p>
          </table:table-cell>
          <table:table-cell office:value-type="float" office:value="3.7814267424082337" table:style-name="ce22">
            <text:p>3.78</text:p>
          </table:table-cell>
          <table:table-cell office:value-type="float" office:value="220337" table:style-name="ce21">
            <text:p>220,337</text:p>
          </table:table-cell>
          <table:table-cell office:value-type="float" office:value="113850" table:style-name="ce21">
            <text:p>113,850</text:p>
          </table:table-cell>
          <table:table-cell office:value-type="float" office:value="106487" table:style-name="ce21">
            <text:p>106,487</text:p>
          </table:table-cell>
          <table:table-cell office:value-type="float" office:value="5.4776815125110314" table:style-name="ce23">
            <text:p>5.48</text:p>
          </table:table-cell>
          <table:table-cell office:value-type="float" office:value="386324" table:style-name="ce21">
            <text:p>386,324</text:p>
          </table:table-cell>
          <table:table-cell office:value-type="float" office:value="200017" table:style-name="ce21">
            <text:p>200,017</text:p>
          </table:table-cell>
          <table:table-cell office:value-type="float" office:value="186307" table:style-name="ce21">
            <text:p>186,307</text:p>
          </table:table-cell>
          <table:table-cell office:value-type="float" office:value="9.6041964474387491" table:style-name="ce22">
            <text:p>9.60</text:p>
          </table:table-cell>
          <table:table-cell office:value-type="float" office:value="419605" table:style-name="ce21">
            <text:p>419,605</text:p>
          </table:table-cell>
          <table:table-cell office:value-type="float" office:value="217282" table:style-name="ce21">
            <text:p>217,282</text:p>
          </table:table-cell>
          <table:table-cell office:value-type="float" office:value="202323" table:style-name="ce21">
            <text:p>202,323</text:p>
          </table:table-cell>
          <table:table-cell office:value-type="float" office:value="10.431577769767182" table:style-name="ce22">
            <text:p>10.43</text:p>
          </table:table-cell>
          <table:table-cell office:value-type="float" office:value="211889" table:style-name="ce21">
            <text:p>211,889</text:p>
          </table:table-cell>
          <table:table-cell office:value-type="float" office:value="110640" table:style-name="ce21">
            <text:p>110,640</text:p>
          </table:table-cell>
          <table:table-cell office:value-type="float" office:value="101249" table:style-name="ce21">
            <text:p>101,249</text:p>
          </table:table-cell>
          <table:table-cell office:value-type="float" office:value="5.2676602568086617" table:style-name="ce22">
            <text:p>5.27</text:p>
          </table:table-cell>
          <table:table-cell office:value-type="float" office:value="3333151" table:style-name="ce21">
            <text:p>3,333,151</text:p>
          </table:table-cell>
          <table:table-cell office:value-type="float" office:value="1606996" table:style-name="ce21">
            <text:p>1,606,996</text:p>
          </table:table-cell>
          <table:table-cell office:value-type="float" office:value="1726155" table:style-name="ce21">
            <text:p>1,726,155</text:p>
          </table:table-cell>
          <table:table-cell office:value-type="float" office:value="82.863702469887755" table:style-name="ce22">
            <text:p>82.86</text:p>
          </table:table-cell>
          <table:table-cell office:value-type="float" office:value="586851" table:style-name="ce21">
            <text:p>586,851</text:p>
          </table:table-cell>
          <table:table-cell office:value-type="float" office:value="265412" table:style-name="ce21">
            <text:p>265,412</text:p>
          </table:table-cell>
          <table:table-cell office:value-type="float" office:value="321439" table:style-name="ce21">
            <text:p>321,439</text:p>
          </table:table-cell>
          <table:table-cell office:value-type="float" office:value="14.589392037191265" table:style-name="ce22">
            <text:p>14.59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北市</text:p>
          </table:table-cell>
          <table:table-cell office:value-type="float" office:value="2639084" table:style-name="ce21">
            <text:p>2,639,084</text:p>
          </table:table-cell>
          <table:table-cell office:value-type="float" office:value="1256806" table:style-name="ce21">
            <text:p>1,256,806</text:p>
          </table:table-cell>
          <table:table-cell office:value-type="float" office:value="1382278" table:style-name="ce21">
            <text:p>1,382,278</text:p>
          </table:table-cell>
          <table:table-cell office:value-type="float" office:value="124023" table:style-name="ce21">
            <text:p>124,023</text:p>
          </table:table-cell>
          <table:table-cell office:value-type="float" office:value="63989" table:style-name="ce21">
            <text:p>63,989</text:p>
          </table:table-cell>
          <table:table-cell office:value-type="float" office:value="60034" table:style-name="ce21">
            <text:p>60,034</text:p>
          </table:table-cell>
          <table:table-cell office:value-type="float" office:value="4.6994714832873834" table:style-name="ce22">
            <text:p>4.70</text:p>
          </table:table-cell>
          <table:table-cell office:value-type="float" office:value="174099" table:style-name="ce21">
            <text:p>174,099</text:p>
          </table:table-cell>
          <table:table-cell office:value-type="float" office:value="89706" table:style-name="ce21">
            <text:p>89,706</text:p>
          </table:table-cell>
          <table:table-cell office:value-type="float" office:value="84393" table:style-name="ce21">
            <text:p>84,393</text:p>
          </table:table-cell>
          <table:table-cell office:value-type="float" office:value="6.596948031968668" table:style-name="ce23">
            <text:p>6.60</text:p>
          </table:table-cell>
          <table:table-cell office:value-type="float" office:value="287402" table:style-name="ce21">
            <text:p>287,402</text:p>
          </table:table-cell>
          <table:table-cell office:value-type="float" office:value="148511" table:style-name="ce21">
            <text:p>148,511</text:p>
          </table:table-cell>
          <table:table-cell office:value-type="float" office:value="138891" table:style-name="ce21">
            <text:p>138,891</text:p>
          </table:table-cell>
          <table:table-cell office:value-type="float" office:value="10.89021796956823" table:style-name="ce22">
            <text:p>10.89</text:p>
          </table:table-cell>
          <table:table-cell office:value-type="float" office:value="310693" table:style-name="ce21">
            <text:p>310,693</text:p>
          </table:table-cell>
          <table:table-cell office:value-type="float" office:value="160622" table:style-name="ce21">
            <text:p>160,622</text:p>
          </table:table-cell>
          <table:table-cell office:value-type="float" office:value="150071" table:style-name="ce21">
            <text:p>150,071</text:p>
          </table:table-cell>
          <table:table-cell office:value-type="float" office:value="11.77275903305844" table:style-name="ce22">
            <text:p>11.77</text:p>
          </table:table-cell>
          <table:table-cell office:value-type="float" office:value="132269" table:style-name="ce21">
            <text:p>132,269</text:p>
          </table:table-cell>
          <table:table-cell office:value-type="float" office:value="69067" table:style-name="ce21">
            <text:p>69,067</text:p>
          </table:table-cell>
          <table:table-cell office:value-type="float" office:value="63202" table:style-name="ce21">
            <text:p>63,202</text:p>
          </table:table-cell>
          <table:table-cell office:value-type="float" office:value="5.0119283812110567" table:style-name="ce22">
            <text:p>5.01</text:p>
          </table:table-cell>
          <table:table-cell office:value-type="float" office:value="2168811" table:style-name="ce21">
            <text:p>2,168,811</text:p>
          </table:table-cell>
          <table:table-cell office:value-type="float" office:value="1012990" table:style-name="ce21">
            <text:p>1,012,990</text:p>
          </table:table-cell>
          <table:table-cell office:value-type="float" office:value="1155821" table:style-name="ce21">
            <text:p>1,155,821</text:p>
          </table:table-cell>
          <table:table-cell office:value-type="float" office:value="82.180445942607363" table:style-name="ce22">
            <text:p>82.18</text:p>
          </table:table-cell>
          <table:table-cell office:value-type="float" office:value="481918" table:style-name="ce21">
            <text:p>481,918</text:p>
          </table:table-cell>
          <table:table-cell office:value-type="float" office:value="214557" table:style-name="ce21">
            <text:p>214,557</text:p>
          </table:table-cell>
          <table:table-cell office:value-type="float" office:value="267361" table:style-name="ce21">
            <text:p>267,361</text:p>
          </table:table-cell>
          <table:table-cell office:value-type="float" office:value="18.26080564317013" table:style-name="ce22">
            <text:p>18.26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桃園市</text:p>
          </table:table-cell>
          <table:table-cell office:value-type="float" office:value="2252835" table:style-name="ce21">
            <text:p>2,252,835</text:p>
          </table:table-cell>
          <table:table-cell office:value-type="float" office:value="1117715" table:style-name="ce21">
            <text:p>1,117,715</text:p>
          </table:table-cell>
          <table:table-cell office:value-type="float" office:value="1135120" table:style-name="ce21">
            <text:p>1,135,120</text:p>
          </table:table-cell>
          <table:table-cell office:value-type="float" office:value="114833" table:style-name="ce21">
            <text:p>114,833</text:p>
          </table:table-cell>
          <table:table-cell office:value-type="float" office:value="59619" table:style-name="ce21">
            <text:p>59,619</text:p>
          </table:table-cell>
          <table:table-cell office:value-type="float" office:value="55214" table:style-name="ce21">
            <text:p>55,214</text:p>
          </table:table-cell>
          <table:table-cell office:value-type="float" office:value="5.0972663333089194" table:style-name="ce22">
            <text:p>5.10</text:p>
          </table:table-cell>
          <table:table-cell office:value-type="float" office:value="160107" table:style-name="ce21">
            <text:p>160,107</text:p>
          </table:table-cell>
          <table:table-cell office:value-type="float" office:value="83145" table:style-name="ce21">
            <text:p>83,145</text:p>
          </table:table-cell>
          <table:table-cell office:value-type="float" office:value="76962" table:style-name="ce21">
            <text:p>76,962</text:p>
          </table:table-cell>
          <table:table-cell office:value-type="float" office:value="7.1069119576000901" table:style-name="ce23">
            <text:p>7.11</text:p>
          </table:table-cell>
          <table:table-cell office:value-type="float" office:value="268213" table:style-name="ce21">
            <text:p>268,213</text:p>
          </table:table-cell>
          <table:table-cell office:value-type="float" office:value="139307" table:style-name="ce21">
            <text:p>139,307</text:p>
          </table:table-cell>
          <table:table-cell office:value-type="float" office:value="128906" table:style-name="ce21">
            <text:p>128,906</text:p>
          </table:table-cell>
          <table:table-cell office:value-type="float" office:value="11.905576751071429" table:style-name="ce22">
            <text:p>11.91</text:p>
          </table:table-cell>
          <table:table-cell office:value-type="float" office:value="290328" table:style-name="ce21">
            <text:p>290,328</text:p>
          </table:table-cell>
          <table:table-cell office:value-type="float" office:value="150913" table:style-name="ce21">
            <text:p>150,913</text:p>
          </table:table-cell>
          <table:table-cell office:value-type="float" office:value="139415" table:style-name="ce21">
            <text:p>139,415</text:p>
          </table:table-cell>
          <table:table-cell office:value-type="float" office:value="12.887228758431043" table:style-name="ce22">
            <text:p>12.89</text:p>
          </table:table-cell>
          <table:table-cell office:value-type="float" office:value="138484" table:style-name="ce21">
            <text:p>138,484</text:p>
          </table:table-cell>
          <table:table-cell office:value-type="float" office:value="72631" table:style-name="ce21">
            <text:p>72,631</text:p>
          </table:table-cell>
          <table:table-cell office:value-type="float" office:value="65853" table:style-name="ce21">
            <text:p>65,853</text:p>
          </table:table-cell>
          <table:table-cell office:value-type="float" office:value="6.1470990995789752" table:style-name="ce22">
            <text:p>6.15</text:p>
          </table:table-cell>
          <table:table-cell office:value-type="float" office:value="1788768" table:style-name="ce21">
            <text:p>1,788,768</text:p>
          </table:table-cell>
          <table:table-cell office:value-type="float" office:value="875752" table:style-name="ce21">
            <text:p>875,752</text:p>
          </table:table-cell>
          <table:table-cell office:value-type="float" office:value="913016" table:style-name="ce21">
            <text:p>913,016</text:p>
          </table:table-cell>
          <table:table-cell office:value-type="float" office:value="79.400755048638715" table:style-name="ce22">
            <text:p>79.40</text:p>
          </table:table-cell>
          <table:table-cell office:value-type="float" office:value="276160" table:style-name="ce21">
            <text:p>276,160</text:p>
          </table:table-cell>
          <table:table-cell office:value-type="float" office:value="126822" table:style-name="ce21">
            <text:p>126,822</text:p>
          </table:table-cell>
          <table:table-cell office:value-type="float" office:value="149338" table:style-name="ce21">
            <text:p>149,338</text:p>
          </table:table-cell>
          <table:table-cell office:value-type="float" office:value="12.258332279106105" table:style-name="ce22">
            <text:p>12.26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中市</text:p>
          </table:table-cell>
          <table:table-cell office:value-type="float" office:value="2816052" table:style-name="ce21">
            <text:p>2,816,052</text:p>
          </table:table-cell>
          <table:table-cell office:value-type="float" office:value="1384268" table:style-name="ce21">
            <text:p>1,384,268</text:p>
          </table:table-cell>
          <table:table-cell office:value-type="float" office:value="1431784" table:style-name="ce21">
            <text:p>1,431,784</text:p>
          </table:table-cell>
          <table:table-cell office:value-type="float" office:value="129930" table:style-name="ce21">
            <text:p>129,930</text:p>
          </table:table-cell>
          <table:table-cell office:value-type="float" office:value="67559" table:style-name="ce21">
            <text:p>67,559</text:p>
          </table:table-cell>
          <table:table-cell office:value-type="float" office:value="62371" table:style-name="ce21">
            <text:p>62,371</text:p>
          </table:table-cell>
          <table:table-cell office:value-type="float" office:value="4.6139062772988559" table:style-name="ce22">
            <text:p>4.61</text:p>
          </table:table-cell>
          <table:table-cell office:value-type="float" office:value="186262" table:style-name="ce21">
            <text:p>186,262</text:p>
          </table:table-cell>
          <table:table-cell office:value-type="float" office:value="96673" table:style-name="ce21">
            <text:p>96,673</text:p>
          </table:table-cell>
          <table:table-cell office:value-type="float" office:value="89589" table:style-name="ce21">
            <text:p>89,589</text:p>
          </table:table-cell>
          <table:table-cell office:value-type="float" office:value="6.6142954746574283" table:style-name="ce23">
            <text:p>6.61</text:p>
          </table:table-cell>
          <table:table-cell office:value-type="float" office:value="318676" table:style-name="ce21">
            <text:p>318,676</text:p>
          </table:table-cell>
          <table:table-cell office:value-type="float" office:value="165509" table:style-name="ce21">
            <text:p>165,509</text:p>
          </table:table-cell>
          <table:table-cell office:value-type="float" office:value="153167" table:style-name="ce21">
            <text:p>153,167</text:p>
          </table:table-cell>
          <table:table-cell office:value-type="float" office:value="11.316410350377053" table:style-name="ce22">
            <text:p>11.32</text:p>
          </table:table-cell>
          <table:table-cell office:value-type="float" office:value="346137" table:style-name="ce21">
            <text:p>346,137</text:p>
          </table:table-cell>
          <table:table-cell office:value-type="float" office:value="179658" table:style-name="ce21">
            <text:p>179,658</text:p>
          </table:table-cell>
          <table:table-cell office:value-type="float" office:value="166479" table:style-name="ce21">
            <text:p>166,479</text:p>
          </table:table-cell>
          <table:table-cell office:value-type="float" office:value="12.291569899987643" table:style-name="ce22">
            <text:p>12.29</text:p>
          </table:table-cell>
          <table:table-cell office:value-type="float" office:value="168851" table:style-name="ce21">
            <text:p>168,851</text:p>
          </table:table-cell>
          <table:table-cell office:value-type="float" office:value="87667" table:style-name="ce21">
            <text:p>87,667</text:p>
          </table:table-cell>
          <table:table-cell office:value-type="float" office:value="81184" table:style-name="ce21">
            <text:p>81,184</text:p>
          </table:table-cell>
          <table:table-cell office:value-type="float" office:value="5.9960185394303798" table:style-name="ce22">
            <text:p>6.00</text:p>
          </table:table-cell>
          <table:table-cell office:value-type="float" office:value="2257673" table:style-name="ce21">
            <text:p>2,257,673</text:p>
          </table:table-cell>
          <table:table-cell office:value-type="float" office:value="1094464" table:style-name="ce21">
            <text:p>1,094,464</text:p>
          </table:table-cell>
          <table:table-cell office:value-type="float" office:value="1163209" table:style-name="ce21">
            <text:p>1,163,209</text:p>
          </table:table-cell>
          <table:table-cell office:value-type="float" office:value="80.171566434142548" table:style-name="ce22">
            <text:p>80.17</text:p>
          </table:table-cell>
          <table:table-cell office:value-type="float" office:value="366700" table:style-name="ce21">
            <text:p>366,700</text:p>
          </table:table-cell>
          <table:table-cell office:value-type="float" office:value="167506" table:style-name="ce21">
            <text:p>167,506</text:p>
          </table:table-cell>
          <table:table-cell office:value-type="float" office:value="199194" table:style-name="ce21">
            <text:p>199,194</text:p>
          </table:table-cell>
          <table:table-cell office:value-type="float" office:value="13.021776586511896" table:style-name="ce22">
            <text:p>13.02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南市</text:p>
          </table:table-cell>
          <table:table-cell office:value-type="float" office:value="1879647" table:style-name="ce21">
            <text:p>1,879,647</text:p>
          </table:table-cell>
          <table:table-cell office:value-type="float" office:value="936547" table:style-name="ce21">
            <text:p>936,547</text:p>
          </table:table-cell>
          <table:table-cell office:value-type="float" office:value="943100" table:style-name="ce21">
            <text:p>943,100</text:p>
          </table:table-cell>
          <table:table-cell office:value-type="float" office:value="70991" table:style-name="ce21">
            <text:p>70,991</text:p>
          </table:table-cell>
          <table:table-cell office:value-type="float" office:value="36739" table:style-name="ce21">
            <text:p>36,739</text:p>
          </table:table-cell>
          <table:table-cell office:value-type="float" office:value="34252" table:style-name="ce21">
            <text:p>34,252</text:p>
          </table:table-cell>
          <table:table-cell office:value-type="float" office:value="3.7768261806605175" table:style-name="ce22">
            <text:p>3.78</text:p>
          </table:table-cell>
          <table:table-cell office:value-type="float" office:value="102698" table:style-name="ce21">
            <text:p>102,698</text:p>
          </table:table-cell>
          <table:table-cell office:value-type="float" office:value="53109" table:style-name="ce21">
            <text:p>53,109</text:p>
          </table:table-cell>
          <table:table-cell office:value-type="float" office:value="49589" table:style-name="ce21">
            <text:p>49,589</text:p>
          </table:table-cell>
          <table:table-cell office:value-type="float" office:value="5.4636854686012848" table:style-name="ce23">
            <text:p>5.46</text:p>
          </table:table-cell>
          <table:table-cell office:value-type="float" office:value="179485" table:style-name="ce21">
            <text:p>179,485</text:p>
          </table:table-cell>
          <table:table-cell office:value-type="float" office:value="92873" table:style-name="ce21">
            <text:p>92,873</text:p>
          </table:table-cell>
          <table:table-cell office:value-type="float" office:value="86612" table:style-name="ce21">
            <text:p>86,612</text:p>
          </table:table-cell>
          <table:table-cell office:value-type="float" office:value="9.5488674203188157" table:style-name="ce22">
            <text:p>9.55</text:p>
          </table:table-cell>
          <table:table-cell office:value-type="float" office:value="195378" table:style-name="ce21">
            <text:p>195,378</text:p>
          </table:table-cell>
          <table:table-cell office:value-type="float" office:value="101199" table:style-name="ce21">
            <text:p>101,199</text:p>
          </table:table-cell>
          <table:table-cell office:value-type="float" office:value="94179" table:style-name="ce21">
            <text:p>94,179</text:p>
          </table:table-cell>
          <table:table-cell office:value-type="float" office:value="10.394398522701337" table:style-name="ce22">
            <text:p>10.39</text:p>
          </table:table-cell>
          <table:table-cell office:value-type="float" office:value="98858" table:style-name="ce21">
            <text:p>98,858</text:p>
          </table:table-cell>
          <table:table-cell office:value-type="float" office:value="51738" table:style-name="ce21">
            <text:p>51,738</text:p>
          </table:table-cell>
          <table:table-cell office:value-type="float" office:value="47120" table:style-name="ce21">
            <text:p>47,120</text:p>
          </table:table-cell>
          <table:table-cell office:value-type="float" office:value="5.2593917900541962" table:style-name="ce22">
            <text:p>5.26</text:p>
          </table:table-cell>
          <table:table-cell office:value-type="float" office:value="1559407" table:style-name="ce21">
            <text:p>1,559,407</text:p>
          </table:table-cell>
          <table:table-cell office:value-type="float" office:value="770237" table:style-name="ce21">
            <text:p>770,237</text:p>
          </table:table-cell>
          <table:table-cell office:value-type="float" office:value="789170" table:style-name="ce21">
            <text:p>789,170</text:p>
          </table:table-cell>
          <table:table-cell office:value-type="float" office:value="82.962758432833397" table:style-name="ce22">
            <text:p>82.96</text:p>
          </table:table-cell>
          <table:table-cell office:value-type="float" office:value="298585" table:style-name="ce21">
            <text:p>298,585</text:p>
          </table:table-cell>
          <table:table-cell office:value-type="float" office:value="137113" table:style-name="ce21">
            <text:p>137,113</text:p>
          </table:table-cell>
          <table:table-cell office:value-type="float" office:value="161472" table:style-name="ce21">
            <text:p>161,472</text:p>
          </table:table-cell>
          <table:table-cell office:value-type="float" office:value="15.88516354400587" table:style-name="ce22">
            <text:p>15.89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高雄市</text:p>
          </table:table-cell>
          <table:table-cell office:value-type="float" office:value="2774316" table:style-name="ce21">
            <text:p>2,774,316</text:p>
          </table:table-cell>
          <table:table-cell office:value-type="float" office:value="1369816" table:style-name="ce21">
            <text:p>1,369,816</text:p>
          </table:table-cell>
          <table:table-cell office:value-type="float" office:value="1404500" table:style-name="ce21">
            <text:p>1,404,500</text:p>
          </table:table-cell>
          <table:table-cell office:value-type="float" office:value="104929" table:style-name="ce21">
            <text:p>104,929</text:p>
          </table:table-cell>
          <table:table-cell office:value-type="float" office:value="54480" table:style-name="ce21">
            <text:p>54,480</text:p>
          </table:table-cell>
          <table:table-cell office:value-type="float" office:value="50449" table:style-name="ce21">
            <text:p>50,449</text:p>
          </table:table-cell>
          <table:table-cell office:value-type="float" office:value="3.7821574759328063" table:style-name="ce22">
            <text:p>3.78</text:p>
          </table:table-cell>
          <table:table-cell office:value-type="float" office:value="149574" table:style-name="ce21">
            <text:p>149,574</text:p>
          </table:table-cell>
          <table:table-cell office:value-type="float" office:value="77580" table:style-name="ce21">
            <text:p>77,580</text:p>
          </table:table-cell>
          <table:table-cell office:value-type="float" office:value="71994" table:style-name="ce21">
            <text:p>71,994</text:p>
          </table:table-cell>
          <table:table-cell office:value-type="float" office:value="5.391382957096452" table:style-name="ce23">
            <text:p>5.39</text:p>
          </table:table-cell>
          <table:table-cell office:value-type="float" office:value="258606" table:style-name="ce21">
            <text:p>258,606</text:p>
          </table:table-cell>
          <table:table-cell office:value-type="float" office:value="133967" table:style-name="ce21">
            <text:p>133,967</text:p>
          </table:table-cell>
          <table:table-cell office:value-type="float" office:value="124639" table:style-name="ce21">
            <text:p>124,639</text:p>
          </table:table-cell>
          <table:table-cell office:value-type="float" office:value="9.3214327423408143" table:style-name="ce22">
            <text:p>9.32</text:p>
          </table:table-cell>
          <table:table-cell office:value-type="float" office:value="281371" table:style-name="ce21">
            <text:p>281,371</text:p>
          </table:table-cell>
          <table:table-cell office:value-type="float" office:value="145980" table:style-name="ce21">
            <text:p>145,980</text:p>
          </table:table-cell>
          <table:table-cell office:value-type="float" office:value="135391" table:style-name="ce21">
            <text:p>135,391</text:p>
          </table:table-cell>
          <table:table-cell office:value-type="float" office:value="10.141995360297818" table:style-name="ce22">
            <text:p>10.14</text:p>
          </table:table-cell>
          <table:table-cell office:value-type="float" office:value="146706" table:style-name="ce21">
            <text:p>146,706</text:p>
          </table:table-cell>
          <table:table-cell office:value-type="float" office:value="76525" table:style-name="ce21">
            <text:p>76,525</text:p>
          </table:table-cell>
          <table:table-cell office:value-type="float" office:value="70181" table:style-name="ce21">
            <text:p>70,181</text:p>
          </table:table-cell>
          <table:table-cell office:value-type="float" office:value="5.2880061247529122" table:style-name="ce22">
            <text:p>5.29</text:p>
          </table:table-cell>
          <table:table-cell office:value-type="float" office:value="2305985" table:style-name="ce21">
            <text:p>2,305,985</text:p>
          </table:table-cell>
          <table:table-cell office:value-type="float" office:value="1126504" table:style-name="ce21">
            <text:p>1,126,504</text:p>
          </table:table-cell>
          <table:table-cell office:value-type="float" office:value="1179481" table:style-name="ce21">
            <text:p>1,179,481</text:p>
          </table:table-cell>
          <table:table-cell office:value-type="float" office:value="83.11904628023629" table:style-name="ce22">
            <text:p>83.12</text:p>
          </table:table-cell>
          <table:table-cell office:value-type="float" office:value="443124" table:style-name="ce21">
            <text:p>443,124</text:p>
          </table:table-cell>
          <table:table-cell office:value-type="float" office:value="201688" table:style-name="ce21">
            <text:p>201,688</text:p>
          </table:table-cell>
          <table:table-cell office:value-type="float" office:value="241436" table:style-name="ce21">
            <text:p>241,436</text:p>
          </table:table-cell>
          <table:table-cell office:value-type="float" office:value="15.972369405648095" table:style-name="ce22">
            <text:p>15.97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臺灣省</text:p>
          </table:table-cell>
          <table:table-cell office:value-type="float" office:value="7063379" table:style-name="ce21">
            <text:p>7,063,379</text:p>
          </table:table-cell>
          <table:table-cell office:value-type="float" office:value="3593683" table:style-name="ce21">
            <text:p>3,593,683</text:p>
          </table:table-cell>
          <table:table-cell office:value-type="float" office:value="3469696" table:style-name="ce21">
            <text:p>3,469,696</text:p>
          </table:table-cell>
          <table:table-cell office:value-type="float" office:value="265053" table:style-name="ce21">
            <text:p>265,053</text:p>
          </table:table-cell>
          <table:table-cell office:value-type="float" office:value="137365" table:style-name="ce21">
            <text:p>137,365</text:p>
          </table:table-cell>
          <table:table-cell office:value-type="float" office:value="127688" table:style-name="ce21">
            <text:p>127,688</text:p>
          </table:table-cell>
          <table:table-cell office:value-type="float" office:value="3.752495795567532" table:style-name="ce22">
            <text:p>3.75</text:p>
          </table:table-cell>
          <table:table-cell office:value-type="float" office:value="379582" table:style-name="ce21">
            <text:p>379,582</text:p>
          </table:table-cell>
          <table:table-cell office:value-type="float" office:value="196848" table:style-name="ce21">
            <text:p>196,848</text:p>
          </table:table-cell>
          <table:table-cell office:value-type="float" office:value="182734" table:style-name="ce21">
            <text:p>182,734</text:p>
          </table:table-cell>
          <table:table-cell office:value-type="float" office:value="5.3739435474154797" table:style-name="ce23">
            <text:p>5.37</text:p>
          </table:table-cell>
          <table:table-cell office:value-type="float" office:value="672046" table:style-name="ce21">
            <text:p>672,046</text:p>
          </table:table-cell>
          <table:table-cell office:value-type="float" office:value="349512" table:style-name="ce21">
            <text:p>349,512</text:p>
          </table:table-cell>
          <table:table-cell office:value-type="float" office:value="322534" table:style-name="ce21">
            <text:p>322,534</text:p>
          </table:table-cell>
          <table:table-cell office:value-type="float" office:value="9.5145113974487288" table:style-name="ce22">
            <text:p>9.51</text:p>
          </table:table-cell>
          <table:table-cell office:value-type="float" office:value="733602" table:style-name="ce21">
            <text:p>733,602</text:p>
          </table:table-cell>
          <table:table-cell office:value-type="float" office:value="381740" table:style-name="ce21">
            <text:p>381,740</text:p>
          </table:table-cell>
          <table:table-cell office:value-type="float" office:value="351862" table:style-name="ce21">
            <text:p>351,862</text:p>
          </table:table-cell>
          <table:table-cell office:value-type="float" office:value="10.385992313310668" table:style-name="ce22">
            <text:p>10.39</text:p>
          </table:table-cell>
          <table:table-cell office:value-type="float" office:value="404584" table:style-name="ce21">
            <text:p>404,584</text:p>
          </table:table-cell>
          <table:table-cell office:value-type="float" office:value="212229" table:style-name="ce21">
            <text:p>212,229</text:p>
          </table:table-cell>
          <table:table-cell office:value-type="float" office:value="192355" table:style-name="ce21">
            <text:p>192,355</text:p>
          </table:table-cell>
          <table:table-cell office:value-type="float" office:value="5.7279101121432108" table:style-name="ce22">
            <text:p>5.73</text:p>
          </table:table-cell>
          <table:table-cell office:value-type="float" office:value="5812186" table:style-name="ce21">
            <text:p>5,812,186</text:p>
          </table:table-cell>
          <table:table-cell office:value-type="float" office:value="2940650" table:style-name="ce21">
            <text:p>2,940,650</text:p>
          </table:table-cell>
          <table:table-cell office:value-type="float" office:value="2871536" table:style-name="ce21">
            <text:p>2,871,536</text:p>
          </table:table-cell>
          <table:table-cell office:value-type="float" office:value="82.286197583337952" table:style-name="ce22">
            <text:p>82.29</text:p>
          </table:table-cell>
          <table:table-cell office:value-type="float" office:value="1170257" table:style-name="ce21">
            <text:p>1,170,257</text:p>
          </table:table-cell>
          <table:table-cell office:value-type="float" office:value="540989" table:style-name="ce21">
            <text:p>540,989</text:p>
          </table:table-cell>
          <table:table-cell office:value-type="float" office:value="629268" table:style-name="ce21">
            <text:p>629,268</text:p>
          </table:table-cell>
          <table:table-cell office:value-type="float" office:value="16.567948569657666" table:style-name="ce22">
            <text:p>16.57</text:p>
          </table:table-cell>
          <table:table-cell table:number-columns-repeated="16352"/>
        </table:table-row>
        <table:table-row table:style-name="ro7">
          <table:table-cell office:value-type="string" table:style-name="ce24">
            <text:p>宜蘭縣</text:p>
          </table:table-cell>
          <table:table-cell office:value-type="float" office:value="454099" table:style-name="ce25">
            <text:p>454,099</text:p>
          </table:table-cell>
          <table:table-cell office:value-type="float" office:value="229083" table:style-name="ce25">
            <text:p>229,083</text:p>
          </table:table-cell>
          <table:table-cell office:value-type="float" office:value="225016" table:style-name="ce25">
            <text:p>225,016</text:p>
          </table:table-cell>
          <table:table-cell office:value-type="float" office:value="16519" table:style-name="ce25">
            <text:p>16,519</text:p>
          </table:table-cell>
          <table:table-cell office:value-type="float" office:value="8480" table:style-name="ce25">
            <text:p>8,480</text:p>
          </table:table-cell>
          <table:table-cell office:value-type="float" office:value="8039" table:style-name="ce25">
            <text:p>8,039</text:p>
          </table:table-cell>
          <table:table-cell office:value-type="float" office:value="3.6377530009975798" table:style-name="ce26">
            <text:p>3.64</text:p>
          </table:table-cell>
          <table:table-cell office:value-type="float" office:value="23667" table:style-name="ce25">
            <text:p>23,667</text:p>
          </table:table-cell>
          <table:table-cell office:value-type="float" office:value="12232" table:style-name="ce25">
            <text:p>12,232</text:p>
          </table:table-cell>
          <table:table-cell office:value-type="float" office:value="11435" table:style-name="ce25">
            <text:p>11,435</text:p>
          </table:table-cell>
          <table:table-cell office:value-type="float" office:value="5.2118590879962294" table:style-name="ce27">
            <text:p>5.21</text:p>
          </table:table-cell>
          <table:table-cell office:value-type="float" office:value="41941" table:style-name="ce25">
            <text:p>41,941</text:p>
          </table:table-cell>
          <table:table-cell office:value-type="float" office:value="21783" table:style-name="ce25">
            <text:p>21,783</text:p>
          </table:table-cell>
          <table:table-cell office:value-type="float" office:value="20158" table:style-name="ce25">
            <text:p>20,158</text:p>
          </table:table-cell>
          <table:table-cell office:value-type="float" office:value="9.2360916892571883" table:style-name="ce26">
            <text:p>9.24</text:p>
          </table:table-cell>
          <table:table-cell office:value-type="float" office:value="45674" table:style-name="ce25">
            <text:p>45,674</text:p>
          </table:table-cell>
          <table:table-cell office:value-type="float" office:value="23692" table:style-name="ce25">
            <text:p>23,692</text:p>
          </table:table-cell>
          <table:table-cell office:value-type="float" office:value="21982" table:style-name="ce25">
            <text:p>21,982</text:p>
          </table:table-cell>
          <table:table-cell office:value-type="float" office:value="10.058159123891485" table:style-name="ce26">
            <text:p>10.06</text:p>
          </table:table-cell>
          <table:table-cell office:value-type="float" office:value="24996" table:style-name="ce25">
            <text:p>24,996</text:p>
          </table:table-cell>
          <table:table-cell office:value-type="float" office:value="12956" table:style-name="ce25">
            <text:p>12,956</text:p>
          </table:table-cell>
          <table:table-cell office:value-type="float" office:value="12040" table:style-name="ce25">
            <text:p>12,040</text:p>
          </table:table-cell>
          <table:table-cell office:value-type="float" office:value="5.5045265459734551" table:style-name="ce26">
            <text:p>5.50</text:p>
          </table:table-cell>
          <table:table-cell office:value-type="float" office:value="376393" table:style-name="ce25">
            <text:p>376,393</text:p>
          </table:table-cell>
          <table:table-cell office:value-type="float" office:value="188740" table:style-name="ce25">
            <text:p>188,740</text:p>
          </table:table-cell>
          <table:table-cell office:value-type="float" office:value="187653" table:style-name="ce25">
            <text:p>187,653</text:p>
          </table:table-cell>
          <table:table-cell office:value-type="float" office:value="82.887872468338401" table:style-name="ce26">
            <text:p>82.89</text:p>
          </table:table-cell>
          <table:table-cell office:value-type="float" office:value="75804" table:style-name="ce25">
            <text:p>75,804</text:p>
          </table:table-cell>
          <table:table-cell office:value-type="float" office:value="35045" table:style-name="ce25">
            <text:p>35,045</text:p>
          </table:table-cell>
          <table:table-cell office:value-type="float" office:value="40759" table:style-name="ce25">
            <text:p>40,759</text:p>
          </table:table-cell>
          <table:table-cell office:value-type="float" office:value="16.693276135820604" table:style-name="ce26">
            <text:p>16.69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新竹縣</text:p>
          </table:table-cell>
          <table:table-cell office:value-type="float" office:value="564832" table:style-name="ce25">
            <text:p>564,832</text:p>
          </table:table-cell>
          <table:table-cell office:value-type="float" office:value="288328" table:style-name="ce25">
            <text:p>288,328</text:p>
          </table:table-cell>
          <table:table-cell office:value-type="float" office:value="276504" table:style-name="ce25">
            <text:p>276,504</text:p>
          </table:table-cell>
          <table:table-cell office:value-type="float" office:value="28156" table:style-name="ce25">
            <text:p>28,156</text:p>
          </table:table-cell>
          <table:table-cell office:value-type="float" office:value="14757" table:style-name="ce25">
            <text:p>14,757</text:p>
          </table:table-cell>
          <table:table-cell office:value-type="float" office:value="13399" table:style-name="ce25">
            <text:p>13,399</text:p>
          </table:table-cell>
          <table:table-cell office:value-type="float" office:value="4.9848450512718827" table:style-name="ce26">
            <text:p>4.98</text:p>
          </table:table-cell>
          <table:table-cell office:value-type="float" office:value="41362" table:style-name="ce25">
            <text:p>41,362</text:p>
          </table:table-cell>
          <table:table-cell office:value-type="float" office:value="21503" table:style-name="ce25">
            <text:p>21,503</text:p>
          </table:table-cell>
          <table:table-cell office:value-type="float" office:value="19859" table:style-name="ce25">
            <text:p>19,859</text:p>
          </table:table-cell>
          <table:table-cell office:value-type="float" office:value="7.322885388929806" table:style-name="ce27">
            <text:p>7.32</text:p>
          </table:table-cell>
          <table:table-cell office:value-type="float" office:value="73140" table:style-name="ce25">
            <text:p>73,140</text:p>
          </table:table-cell>
          <table:table-cell office:value-type="float" office:value="38026" table:style-name="ce25">
            <text:p>38,026</text:p>
          </table:table-cell>
          <table:table-cell office:value-type="float" office:value="35114" table:style-name="ce25">
            <text:p>35,114</text:p>
          </table:table-cell>
          <table:table-cell office:value-type="float" office:value="12.948983060449834" table:style-name="ce26">
            <text:p>12.95</text:p>
          </table:table-cell>
          <table:table-cell office:value-type="float" office:value="79489" table:style-name="ce25">
            <text:p>79,489</text:p>
          </table:table-cell>
          <table:table-cell office:value-type="float" office:value="41303" table:style-name="ce25">
            <text:p>41,303</text:p>
          </table:table-cell>
          <table:table-cell office:value-type="float" office:value="38186" table:style-name="ce25">
            <text:p>38,186</text:p>
          </table:table-cell>
          <table:table-cell office:value-type="float" office:value="14.07303410571639" table:style-name="ce26">
            <text:p>14.07</text:p>
          </table:table-cell>
          <table:table-cell office:value-type="float" office:value="37309" table:style-name="ce25">
            <text:p>37,309</text:p>
          </table:table-cell>
          <table:table-cell office:value-type="float" office:value="19532" table:style-name="ce25">
            <text:p>19,532</text:p>
          </table:table-cell>
          <table:table-cell office:value-type="float" office:value="17777" table:style-name="ce25">
            <text:p>17,777</text:p>
          </table:table-cell>
          <table:table-cell office:value-type="float" office:value="6.6053268936604157" table:style-name="ce26">
            <text:p>6.61</text:p>
          </table:table-cell>
          <table:table-cell office:value-type="float" office:value="439871" table:style-name="ce25">
            <text:p>439,871</text:p>
          </table:table-cell>
          <table:table-cell office:value-type="float" office:value="223116" table:style-name="ce25">
            <text:p>223,116</text:p>
          </table:table-cell>
          <table:table-cell office:value-type="float" office:value="216755" table:style-name="ce25">
            <text:p>216,755</text:p>
          </table:table-cell>
          <table:table-cell office:value-type="float" office:value="77.876430513851901" table:style-name="ce26">
            <text:p>77.88</text:p>
          </table:table-cell>
          <table:table-cell office:value-type="float" office:value="71645" table:style-name="ce25">
            <text:p>71,645</text:p>
          </table:table-cell>
          <table:table-cell office:value-type="float" office:value="34181" table:style-name="ce25">
            <text:p>34,181</text:p>
          </table:table-cell>
          <table:table-cell office:value-type="float" office:value="37464" table:style-name="ce25">
            <text:p>37,464</text:p>
          </table:table-cell>
          <table:table-cell office:value-type="float" office:value="12.684302589088436" table:style-name="ce26">
            <text:p>12.68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苗栗縣</text:p>
          </table:table-cell>
          <table:table-cell office:value-type="float" office:value="545158" table:style-name="ce25">
            <text:p>545,158</text:p>
          </table:table-cell>
          <table:table-cell office:value-type="float" office:value="281081" table:style-name="ce25">
            <text:p>281,081</text:p>
          </table:table-cell>
          <table:table-cell office:value-type="float" office:value="264077" table:style-name="ce25">
            <text:p>264,077</text:p>
          </table:table-cell>
          <table:table-cell office:value-type="float" office:value="18986" table:style-name="ce25">
            <text:p>18,986</text:p>
          </table:table-cell>
          <table:table-cell office:value-type="float" office:value="9763" table:style-name="ce25">
            <text:p>9,763</text:p>
          </table:table-cell>
          <table:table-cell office:value-type="float" office:value="9223" table:style-name="ce25">
            <text:p>9,223</text:p>
          </table:table-cell>
          <table:table-cell office:value-type="float" office:value="3.4826600728596113" table:style-name="ce26">
            <text:p>3.48</text:p>
          </table:table-cell>
          <table:table-cell office:value-type="float" office:value="28387" table:style-name="ce25">
            <text:p>28,387</text:p>
          </table:table-cell>
          <table:table-cell office:value-type="float" office:value="14603" table:style-name="ce25">
            <text:p>14,603</text:p>
          </table:table-cell>
          <table:table-cell office:value-type="float" office:value="13784" table:style-name="ce25">
            <text:p>13,784</text:p>
          </table:table-cell>
          <table:table-cell office:value-type="float" office:value="5.2071142677902555" table:style-name="ce27">
            <text:p>5.21</text:p>
          </table:table-cell>
          <table:table-cell office:value-type="float" office:value="51986" table:style-name="ce25">
            <text:p>51,986</text:p>
          </table:table-cell>
          <table:table-cell office:value-type="float" office:value="26836" table:style-name="ce25">
            <text:p>26,836</text:p>
          </table:table-cell>
          <table:table-cell office:value-type="float" office:value="25150" table:style-name="ce25">
            <text:p>25,150</text:p>
          </table:table-cell>
          <table:table-cell office:value-type="float" office:value="9.5359510453850085" table:style-name="ce26">
            <text:p>9.54</text:p>
          </table:table-cell>
          <table:table-cell office:value-type="float" office:value="56850" table:style-name="ce25">
            <text:p>56,850</text:p>
          </table:table-cell>
          <table:table-cell office:value-type="float" office:value="29358" table:style-name="ce25">
            <text:p>29,358</text:p>
          </table:table-cell>
          <table:table-cell office:value-type="float" office:value="27492" table:style-name="ce25">
            <text:p>27,492</text:p>
          </table:table-cell>
          <table:table-cell office:value-type="float" office:value="10.428169448123297" table:style-name="ce26">
            <text:p>10.43</text:p>
          </table:table-cell>
          <table:table-cell office:value-type="float" office:value="31745" table:style-name="ce25">
            <text:p>31,745</text:p>
          </table:table-cell>
          <table:table-cell office:value-type="float" office:value="16899" table:style-name="ce25">
            <text:p>16,899</text:p>
          </table:table-cell>
          <table:table-cell office:value-type="float" office:value="14846" table:style-name="ce25">
            <text:p>14,846</text:p>
          </table:table-cell>
          <table:table-cell office:value-type="float" office:value="5.8230824825096574" table:style-name="ce26">
            <text:p>5.82</text:p>
          </table:table-cell>
          <table:table-cell office:value-type="float" office:value="448122" table:style-name="ce25">
            <text:p>448,122</text:p>
          </table:table-cell>
          <table:table-cell office:value-type="float" office:value="230406" table:style-name="ce25">
            <text:p>230,406</text:p>
          </table:table-cell>
          <table:table-cell office:value-type="float" office:value="217716" table:style-name="ce25">
            <text:p>217,716</text:p>
          </table:table-cell>
          <table:table-cell office:value-type="float" office:value="82.200389611818963" table:style-name="ce26">
            <text:p>82.20</text:p>
          </table:table-cell>
          <table:table-cell office:value-type="float" office:value="91100" table:style-name="ce25">
            <text:p>91,100</text:p>
          </table:table-cell>
          <table:table-cell office:value-type="float" office:value="43230" table:style-name="ce25">
            <text:p>43,230</text:p>
          </table:table-cell>
          <table:table-cell office:value-type="float" office:value="47870" table:style-name="ce25">
            <text:p>47,870</text:p>
          </table:table-cell>
          <table:table-cell office:value-type="float" office:value="16.710751745365563" table:style-name="ce26">
            <text:p>16.71</text:p>
          </table:table-cell>
          <table:table-cell table:number-columns-repeated="16352"/>
        </table:table-row>
        <table:table-row table:style-name="ro5">
          <table:table-cell office:value-type="string" table:style-name="ce24">
            <text:p>彰化縣</text:p>
          </table:table-cell>
          <table:table-cell office:value-type="float" office:value="1271761" table:style-name="ce25">
            <text:p>1,271,761</text:p>
          </table:table-cell>
          <table:table-cell office:value-type="float" office:value="646755" table:style-name="ce25">
            <text:p>646,755</text:p>
          </table:table-cell>
          <table:table-cell office:value-type="float" office:value="625006" table:style-name="ce25">
            <text:p>625,006</text:p>
          </table:table-cell>
          <table:table-cell office:value-type="float" office:value="54401" table:style-name="ce25">
            <text:p>54,401</text:p>
          </table:table-cell>
          <table:table-cell office:value-type="float" office:value="28229" table:style-name="ce25">
            <text:p>28,229</text:p>
          </table:table-cell>
          <table:table-cell office:value-type="float" office:value="26172" table:style-name="ce25">
            <text:p>26,172</text:p>
          </table:table-cell>
          <table:table-cell office:value-type="float" office:value="4.2776119097849366" table:style-name="ce26">
            <text:p>4.28</text:p>
          </table:table-cell>
          <table:table-cell office:value-type="float" office:value="74980" table:style-name="ce25">
            <text:p>74,980</text:p>
          </table:table-cell>
          <table:table-cell office:value-type="float" office:value="39014" table:style-name="ce25">
            <text:p>39,014</text:p>
          </table:table-cell>
          <table:table-cell office:value-type="float" office:value="35966" table:style-name="ce25">
            <text:p>35,966</text:p>
          </table:table-cell>
          <table:table-cell office:value-type="float" office:value="5.895761860915691" table:style-name="ce27">
            <text:p>5.90</text:p>
          </table:table-cell>
          <table:table-cell office:value-type="float" office:value="128164" table:style-name="ce25">
            <text:p>128,164</text:p>
          </table:table-cell>
          <table:table-cell office:value-type="float" office:value="66611" table:style-name="ce25">
            <text:p>66,611</text:p>
          </table:table-cell>
          <table:table-cell office:value-type="float" office:value="61553" table:style-name="ce25">
            <text:p>61,553</text:p>
          </table:table-cell>
          <table:table-cell office:value-type="float" office:value="10.077679689815932" table:style-name="ce26">
            <text:p>10.08</text:p>
          </table:table-cell>
          <table:table-cell office:value-type="float" office:value="139202" table:style-name="ce25">
            <text:p>139,202</text:p>
          </table:table-cell>
          <table:table-cell office:value-type="float" office:value="72506" table:style-name="ce25">
            <text:p>72,506</text:p>
          </table:table-cell>
          <table:table-cell office:value-type="float" office:value="66696" table:style-name="ce25">
            <text:p>66,696</text:p>
          </table:table-cell>
          <table:table-cell office:value-type="float" office:value="10.945610063526088" table:style-name="ce26">
            <text:p>10.95</text:p>
          </table:table-cell>
          <table:table-cell office:value-type="float" office:value="74803" table:style-name="ce25">
            <text:p>74,803</text:p>
          </table:table-cell>
          <table:table-cell office:value-type="float" office:value="39591" table:style-name="ce25">
            <text:p>39,591</text:p>
          </table:table-cell>
          <table:table-cell office:value-type="float" office:value="35212" table:style-name="ce25">
            <text:p>35,212</text:p>
          </table:table-cell>
          <table:table-cell office:value-type="float" office:value="5.8818441515347617" table:style-name="ce26">
            <text:p>5.88</text:p>
          </table:table-cell>
          <table:table-cell office:value-type="float" office:value="1036661" table:style-name="ce25">
            <text:p>1,036,661</text:p>
          </table:table-cell>
          <table:table-cell office:value-type="float" office:value="523731" table:style-name="ce25">
            <text:p>523,731</text:p>
          </table:table-cell>
          <table:table-cell office:value-type="float" office:value="512930" table:style-name="ce25">
            <text:p>512,930</text:p>
          </table:table-cell>
          <table:table-cell office:value-type="float" office:value="81.5138221725623" table:style-name="ce26">
            <text:p>81.51</text:p>
          </table:table-cell>
          <table:table-cell office:value-type="float" office:value="204939" table:style-name="ce25">
            <text:p>204,939</text:p>
          </table:table-cell>
          <table:table-cell office:value-type="float" office:value="94492" table:style-name="ce25">
            <text:p>94,492</text:p>
          </table:table-cell>
          <table:table-cell office:value-type="float" office:value="110447" table:style-name="ce25">
            <text:p>110,447</text:p>
          </table:table-cell>
          <table:table-cell office:value-type="float" office:value="16.114584422702062" table:style-name="ce26">
            <text:p>16.11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南投縣</text:p>
          </table:table-cell>
          <table:table-cell office:value-type="float" office:value="493743" table:style-name="ce25">
            <text:p>493,743</text:p>
          </table:table-cell>
          <table:table-cell office:value-type="float" office:value="252511" table:style-name="ce25">
            <text:p>252,511</text:p>
          </table:table-cell>
          <table:table-cell office:value-type="float" office:value="241232" table:style-name="ce25">
            <text:p>241,232</text:p>
          </table:table-cell>
          <table:table-cell office:value-type="float" office:value="15757" table:style-name="ce25">
            <text:p>15,757</text:p>
          </table:table-cell>
          <table:table-cell office:value-type="float" office:value="8194" table:style-name="ce25">
            <text:p>8,194</text:p>
          </table:table-cell>
          <table:table-cell office:value-type="float" office:value="7563" table:style-name="ce25">
            <text:p>7,563</text:p>
          </table:table-cell>
          <table:table-cell office:value-type="float" office:value="3.1913363835031587" table:style-name="ce26">
            <text:p>3.19</text:p>
          </table:table-cell>
          <table:table-cell office:value-type="float" office:value="22464" table:style-name="ce25">
            <text:p>22,464</text:p>
          </table:table-cell>
          <table:table-cell office:value-type="float" office:value="11696" table:style-name="ce25">
            <text:p>11,696</text:p>
          </table:table-cell>
          <table:table-cell office:value-type="float" office:value="10768" table:style-name="ce25">
            <text:p>10,768</text:p>
          </table:table-cell>
          <table:table-cell office:value-type="float" office:value="4.5497353886536116" table:style-name="ce27">
            <text:p>4.55</text:p>
          </table:table-cell>
          <table:table-cell office:value-type="float" office:value="40676" table:style-name="ce25">
            <text:p>40,676</text:p>
          </table:table-cell>
          <table:table-cell office:value-type="float" office:value="21147" table:style-name="ce25">
            <text:p>21,147</text:p>
          </table:table-cell>
          <table:table-cell office:value-type="float" office:value="19529" table:style-name="ce25">
            <text:p>19,529</text:p>
          </table:table-cell>
          <table:table-cell office:value-type="float" office:value="8.2382940112568672" table:style-name="ce26">
            <text:p>8.24</text:p>
          </table:table-cell>
          <table:table-cell office:value-type="float" office:value="44616" table:style-name="ce25">
            <text:p>44,616</text:p>
          </table:table-cell>
          <table:table-cell office:value-type="float" office:value="23214" table:style-name="ce25">
            <text:p>23,214</text:p>
          </table:table-cell>
          <table:table-cell office:value-type="float" office:value="21402" table:style-name="ce25">
            <text:p>21,402</text:p>
          </table:table-cell>
          <table:table-cell office:value-type="float" office:value="9.0362800080203662" table:style-name="ce26">
            <text:p>9.04</text:p>
          </table:table-cell>
          <table:table-cell office:value-type="float" office:value="27120" table:style-name="ce25">
            <text:p>27,120</text:p>
          </table:table-cell>
          <table:table-cell office:value-type="float" office:value="14050" table:style-name="ce25">
            <text:p>14,050</text:p>
          </table:table-cell>
          <table:table-cell office:value-type="float" office:value="13070" table:style-name="ce25">
            <text:p>13,070</text:p>
          </table:table-cell>
          <table:table-cell office:value-type="float" office:value="5.4927360995497656" table:style-name="ce26">
            <text:p>5.49</text:p>
          </table:table-cell>
          <table:table-cell office:value-type="float" office:value="413879" table:style-name="ce25">
            <text:p>413,879</text:p>
          </table:table-cell>
          <table:table-cell office:value-type="float" office:value="211015" table:style-name="ce25">
            <text:p>211,015</text:p>
          </table:table-cell>
          <table:table-cell office:value-type="float" office:value="202864" table:style-name="ce25">
            <text:p>202,864</text:p>
          </table:table-cell>
          <table:table-cell office:value-type="float" office:value="83.824783338700499" table:style-name="ce26">
            <text:p>83.82</text:p>
          </table:table-cell>
          <table:table-cell office:value-type="float" office:value="88889" table:style-name="ce25">
            <text:p>88,889</text:p>
          </table:table-cell>
          <table:table-cell office:value-type="float" office:value="41788" table:style-name="ce25">
            <text:p>41,788</text:p>
          </table:table-cell>
          <table:table-cell office:value-type="float" office:value="47101" table:style-name="ce25">
            <text:p>47,101</text:p>
          </table:table-cell>
          <table:table-cell office:value-type="float" office:value="18.003090676728579" table:style-name="ce26">
            <text:p>18.00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雲林縣</text:p>
          </table:table-cell>
          <table:table-cell office:value-type="float" office:value="680448" table:style-name="ce25">
            <text:p>680,448</text:p>
          </table:table-cell>
          <table:table-cell office:value-type="float" office:value="352304" table:style-name="ce25">
            <text:p>352,304</text:p>
          </table:table-cell>
          <table:table-cell office:value-type="float" office:value="328144" table:style-name="ce25">
            <text:p>328,144</text:p>
          </table:table-cell>
          <table:table-cell office:value-type="float" office:value="22394" table:style-name="ce25">
            <text:p>22,394</text:p>
          </table:table-cell>
          <table:table-cell office:value-type="float" office:value="11585" table:style-name="ce25">
            <text:p>11,585</text:p>
          </table:table-cell>
          <table:table-cell office:value-type="float" office:value="10809" table:style-name="ce25">
            <text:p>10,809</text:p>
          </table:table-cell>
          <table:table-cell office:value-type="float" office:value="3.2910670617005269" table:style-name="ce26">
            <text:p>3.29</text:p>
          </table:table-cell>
          <table:table-cell office:value-type="float" office:value="32035" table:style-name="ce25">
            <text:p>32,035</text:p>
          </table:table-cell>
          <table:table-cell office:value-type="float" office:value="16555" table:style-name="ce25">
            <text:p>16,555</text:p>
          </table:table-cell>
          <table:table-cell office:value-type="float" office:value="15480" table:style-name="ce25">
            <text:p>15,480</text:p>
          </table:table-cell>
          <table:table-cell office:value-type="float" office:value="4.7079277182091799" table:style-name="ce27">
            <text:p>4.71</text:p>
          </table:table-cell>
          <table:table-cell office:value-type="float" office:value="58145" table:style-name="ce25">
            <text:p>58,145</text:p>
          </table:table-cell>
          <table:table-cell office:value-type="float" office:value="30236" table:style-name="ce25">
            <text:p>30,236</text:p>
          </table:table-cell>
          <table:table-cell office:value-type="float" office:value="27909" table:style-name="ce25">
            <text:p>27,909</text:p>
          </table:table-cell>
          <table:table-cell office:value-type="float" office:value="8.5451055775018805" table:style-name="ce26">
            <text:p>8.55</text:p>
          </table:table-cell>
          <table:table-cell office:value-type="float" office:value="64005" table:style-name="ce25">
            <text:p>64,005</text:p>
          </table:table-cell>
          <table:table-cell office:value-type="float" office:value="33308" table:style-name="ce25">
            <text:p>33,308</text:p>
          </table:table-cell>
          <table:table-cell office:value-type="float" office:value="30697" table:style-name="ce25">
            <text:p>30,697</text:p>
          </table:table-cell>
          <table:table-cell office:value-type="float" office:value="9.4063029063205423" table:style-name="ce26">
            <text:p>9.41</text:p>
          </table:table-cell>
          <table:table-cell office:value-type="float" office:value="39371" table:style-name="ce25">
            <text:p>39,371</text:p>
          </table:table-cell>
          <table:table-cell office:value-type="float" office:value="20611" table:style-name="ce25">
            <text:p>20,611</text:p>
          </table:table-cell>
          <table:table-cell office:value-type="float" office:value="18760" table:style-name="ce25">
            <text:p>18,760</text:p>
          </table:table-cell>
          <table:table-cell office:value-type="float" office:value="5.7860409612490598" table:style-name="ce26">
            <text:p>5.79</text:p>
          </table:table-cell>
          <table:table-cell office:value-type="float" office:value="565767" table:style-name="ce25">
            <text:p>565,767</text:p>
          </table:table-cell>
          <table:table-cell office:value-type="float" office:value="292408" table:style-name="ce25">
            <text:p>292,408</text:p>
          </table:table-cell>
          <table:table-cell office:value-type="float" office:value="273359" table:style-name="ce25">
            <text:p>273,359</text:p>
          </table:table-cell>
          <table:table-cell office:value-type="float" office:value="83.146250705417614" table:style-name="ce26">
            <text:p>83.15</text:p>
          </table:table-cell>
          <table:table-cell office:value-type="float" office:value="126924" table:style-name="ce25">
            <text:p>126,924</text:p>
          </table:table-cell>
          <table:table-cell office:value-type="float" office:value="58165" table:style-name="ce25">
            <text:p>58,165</text:p>
          </table:table-cell>
          <table:table-cell office:value-type="float" office:value="68759" table:style-name="ce25">
            <text:p>68,759</text:p>
          </table:table-cell>
          <table:table-cell office:value-type="float" office:value="18.653005079006771" table:style-name="ce26">
            <text:p>18.65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嘉義縣</text:p>
          </table:table-cell>
          <table:table-cell office:value-type="float" office:value="502385" table:style-name="ce25">
            <text:p>502,385</text:p>
          </table:table-cell>
          <table:table-cell office:value-type="float" office:value="260812" table:style-name="ce25">
            <text:p>260,812</text:p>
          </table:table-cell>
          <table:table-cell office:value-type="float" office:value="241573" table:style-name="ce25">
            <text:p>241,573</text:p>
          </table:table-cell>
          <table:table-cell office:value-type="float" office:value="13778" table:style-name="ce25">
            <text:p>13,778</text:p>
          </table:table-cell>
          <table:table-cell office:value-type="float" office:value="7098" table:style-name="ce25">
            <text:p>7,098</text:p>
          </table:table-cell>
          <table:table-cell office:value-type="float" office:value="6680" table:style-name="ce25">
            <text:p>6,680</text:p>
          </table:table-cell>
          <table:table-cell office:value-type="float" office:value="2.742518188242085" table:style-name="ce26">
            <text:p>2.74</text:p>
          </table:table-cell>
          <table:table-cell office:value-type="float" office:value="19334" table:style-name="ce25">
            <text:p>19,334</text:p>
          </table:table-cell>
          <table:table-cell office:value-type="float" office:value="9938" table:style-name="ce25">
            <text:p>9,938</text:p>
          </table:table-cell>
          <table:table-cell office:value-type="float" office:value="9396" table:style-name="ce25">
            <text:p>9,396</text:p>
          </table:table-cell>
          <table:table-cell office:value-type="float" office:value="3.8484429272370795" table:style-name="ce27">
            <text:p>3.85</text:p>
          </table:table-cell>
          <table:table-cell office:value-type="float" office:value="34861" table:style-name="ce25">
            <text:p>34,861</text:p>
          </table:table-cell>
          <table:table-cell office:value-type="float" office:value="18092" table:style-name="ce25">
            <text:p>18,092</text:p>
          </table:table-cell>
          <table:table-cell office:value-type="float" office:value="16769" table:style-name="ce25">
            <text:p>16,769</text:p>
          </table:table-cell>
          <table:table-cell office:value-type="float" office:value="6.9391004906595537" table:style-name="ce26">
            <text:p>6.94</text:p>
          </table:table-cell>
          <table:table-cell office:value-type="float" office:value="38346" table:style-name="ce25">
            <text:p>38,346</text:p>
          </table:table-cell>
          <table:table-cell office:value-type="float" office:value="19901" table:style-name="ce25">
            <text:p>19,901</text:p>
          </table:table-cell>
          <table:table-cell office:value-type="float" office:value="18445" table:style-name="ce25">
            <text:p>18,445</text:p>
          </table:table-cell>
          <table:table-cell office:value-type="float" office:value="7.6327915841436349" table:style-name="ce26">
            <text:p>7.63</text:p>
          </table:table-cell>
          <table:table-cell office:value-type="float" office:value="26005" table:style-name="ce25">
            <text:p>26,005</text:p>
          </table:table-cell>
          <table:table-cell office:value-type="float" office:value="13665" table:style-name="ce25">
            <text:p>13,665</text:p>
          </table:table-cell>
          <table:table-cell office:value-type="float" office:value="12340" table:style-name="ce25">
            <text:p>12,340</text:p>
          </table:table-cell>
          <table:table-cell office:value-type="float" office:value="5.1763090060411834" table:style-name="ce26">
            <text:p>5.18</text:p>
          </table:table-cell>
          <table:table-cell office:value-type="float" office:value="429025" table:style-name="ce25">
            <text:p>429,025</text:p>
          </table:table-cell>
          <table:table-cell office:value-type="float" office:value="222447" table:style-name="ce25">
            <text:p>222,447</text:p>
          </table:table-cell>
          <table:table-cell office:value-type="float" office:value="206578" table:style-name="ce25">
            <text:p>206,578</text:p>
          </table:table-cell>
          <table:table-cell office:value-type="float" office:value="85.39765319426337" table:style-name="ce26">
            <text:p>85.40</text:p>
          </table:table-cell>
          <table:table-cell office:value-type="float" office:value="99573" table:style-name="ce25">
            <text:p>99,573</text:p>
          </table:table-cell>
          <table:table-cell office:value-type="float" office:value="46066" table:style-name="ce25">
            <text:p>46,066</text:p>
          </table:table-cell>
          <table:table-cell office:value-type="float" office:value="53507" table:style-name="ce25">
            <text:p>53,507</text:p>
          </table:table-cell>
          <table:table-cell office:value-type="float" office:value="19.820058321804989" table:style-name="ce26">
            <text:p>19.82</text:p>
          </table:table-cell>
          <table:table-cell table:number-columns-repeated="16352"/>
        </table:table-row>
        <table:table-row table:style-name="ro8">
          <table:table-cell office:value-type="string" table:style-name="ce24">
            <text:p>屏東縣</text:p>
          </table:table-cell>
          <table:table-cell office:value-type="float" office:value="817803" table:style-name="ce25">
            <text:p>817,803</text:p>
          </table:table-cell>
          <table:table-cell office:value-type="float" office:value="417073" table:style-name="ce25">
            <text:p>417,073</text:p>
          </table:table-cell>
          <table:table-cell office:value-type="float" office:value="400730" table:style-name="ce25">
            <text:p>400,730</text:p>
          </table:table-cell>
          <table:table-cell office:value-type="float" office:value="25692" table:style-name="ce25">
            <text:p>25,692</text:p>
          </table:table-cell>
          <table:table-cell office:value-type="float" office:value="13321" table:style-name="ce25">
            <text:p>13,321</text:p>
          </table:table-cell>
          <table:table-cell office:value-type="float" office:value="12371" table:style-name="ce25">
            <text:p>12,371</text:p>
          </table:table-cell>
          <table:table-cell office:value-type="float" office:value="3.1415878885257209" table:style-name="ce26">
            <text:p>3.14</text:p>
          </table:table-cell>
          <table:table-cell office:value-type="float" office:value="37011" table:style-name="ce25">
            <text:p>37,011</text:p>
          </table:table-cell>
          <table:table-cell office:value-type="float" office:value="19161" table:style-name="ce25">
            <text:p>19,161</text:p>
          </table:table-cell>
          <table:table-cell office:value-type="float" office:value="17850" table:style-name="ce25">
            <text:p>17,850</text:p>
          </table:table-cell>
          <table:table-cell office:value-type="float" office:value="4.525662048194981" table:style-name="ce27">
            <text:p>4.53</text:p>
          </table:table-cell>
          <table:table-cell office:value-type="float" office:value="66031" table:style-name="ce25">
            <text:p>66,031</text:p>
          </table:table-cell>
          <table:table-cell office:value-type="float" office:value="34407" table:style-name="ce25">
            <text:p>34,407</text:p>
          </table:table-cell>
          <table:table-cell office:value-type="float" office:value="31624" table:style-name="ce25">
            <text:p>31,624</text:p>
          </table:table-cell>
          <table:table-cell office:value-type="float" office:value="8.0741939073346511" table:style-name="ce26">
            <text:p>8.07</text:p>
          </table:table-cell>
          <table:table-cell office:value-type="float" office:value="72259" table:style-name="ce25">
            <text:p>72,259</text:p>
          </table:table-cell>
          <table:table-cell office:value-type="float" office:value="37654" table:style-name="ce25">
            <text:p>37,654</text:p>
          </table:table-cell>
          <table:table-cell office:value-type="float" office:value="34605" table:style-name="ce25">
            <text:p>34,605</text:p>
          </table:table-cell>
          <table:table-cell office:value-type="float" office:value="8.8357465061879203" table:style-name="ce26">
            <text:p>8.84</text:p>
          </table:table-cell>
          <table:table-cell office:value-type="float" office:value="42800" table:style-name="ce25">
            <text:p>42,800</text:p>
          </table:table-cell>
          <table:table-cell office:value-type="float" office:value="22370" table:style-name="ce25">
            <text:p>22,370</text:p>
          </table:table-cell>
          <table:table-cell office:value-type="float" office:value="20430" table:style-name="ce25">
            <text:p>20,430</text:p>
          </table:table-cell>
          <table:table-cell office:value-type="float" office:value="5.233534237463056" table:style-name="ce26">
            <text:p>5.23</text:p>
          </table:table-cell>
          <table:table-cell office:value-type="float" office:value="689532" table:style-name="ce25">
            <text:p>689,532</text:p>
          </table:table-cell>
          <table:table-cell office:value-type="float" office:value="350229" table:style-name="ce25">
            <text:p>350,229</text:p>
          </table:table-cell>
          <table:table-cell office:value-type="float" office:value="339303" table:style-name="ce25">
            <text:p>339,303</text:p>
          </table:table-cell>
          <table:table-cell office:value-type="float" office:value="84.315171257625607" table:style-name="ce26">
            <text:p>84.32</text:p>
          </table:table-cell>
          <table:table-cell office:value-type="float" office:value="142213" table:style-name="ce25">
            <text:p>142,213</text:p>
          </table:table-cell>
          <table:table-cell office:value-type="float" office:value="66626" table:style-name="ce25">
            <text:p>66,626</text:p>
          </table:table-cell>
          <table:table-cell office:value-type="float" office:value="75587" table:style-name="ce25">
            <text:p>75,587</text:p>
          </table:table-cell>
          <table:table-cell office:value-type="float" office:value="17.389640292344243" table:style-name="ce26">
            <text:p>17.39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臺東縣</text:p>
          </table:table-cell>
          <table:table-cell office:value-type="float" office:value="216453" table:style-name="ce25">
            <text:p>216,453</text:p>
          </table:table-cell>
          <table:table-cell office:value-type="float" office:value="111384" table:style-name="ce25">
            <text:p>111,384</text:p>
          </table:table-cell>
          <table:table-cell office:value-type="float" office:value="105069" table:style-name="ce25">
            <text:p>105,069</text:p>
          </table:table-cell>
          <table:table-cell office:value-type="float" office:value="7587" table:style-name="ce25">
            <text:p>7,587</text:p>
          </table:table-cell>
          <table:table-cell office:value-type="float" office:value="3969" table:style-name="ce25">
            <text:p>3,969</text:p>
          </table:table-cell>
          <table:table-cell office:value-type="float" office:value="3618" table:style-name="ce25">
            <text:p>3,618</text:p>
          </table:table-cell>
          <table:table-cell office:value-type="float" office:value="3.5051489237848399" table:style-name="ce26">
            <text:p>3.51</text:p>
          </table:table-cell>
          <table:table-cell office:value-type="float" office:value="10861" table:style-name="ce25">
            <text:p>10,861</text:p>
          </table:table-cell>
          <table:table-cell office:value-type="float" office:value="5708" table:style-name="ce25">
            <text:p>5,708</text:p>
          </table:table-cell>
          <table:table-cell office:value-type="float" office:value="5153" table:style-name="ce25">
            <text:p>5,153</text:p>
          </table:table-cell>
          <table:table-cell office:value-type="float" office:value="5.0177174721533078" table:style-name="ce27">
            <text:p>5.02</text:p>
          </table:table-cell>
          <table:table-cell office:value-type="float" office:value="19309" table:style-name="ce25">
            <text:p>19,309</text:p>
          </table:table-cell>
          <table:table-cell office:value-type="float" office:value="10140" table:style-name="ce25">
            <text:p>10,140</text:p>
          </table:table-cell>
          <table:table-cell office:value-type="float" office:value="9169" table:style-name="ce25">
            <text:p>9,169</text:p>
          </table:table-cell>
          <table:table-cell office:value-type="float" office:value="8.920643280527413" table:style-name="ce26">
            <text:p>8.92</text:p>
          </table:table-cell>
          <table:table-cell office:value-type="float" office:value="21104" table:style-name="ce25">
            <text:p>21,104</text:p>
          </table:table-cell>
          <table:table-cell office:value-type="float" office:value="11071" table:style-name="ce25">
            <text:p>11,071</text:p>
          </table:table-cell>
          <table:table-cell office:value-type="float" office:value="10033" table:style-name="ce25">
            <text:p>10,033</text:p>
          </table:table-cell>
          <table:table-cell office:value-type="float" office:value="9.7499226159951586" table:style-name="ce26">
            <text:p>9.75</text:p>
          </table:table-cell>
          <table:table-cell office:value-type="float" office:value="12208" table:style-name="ce25">
            <text:p>12,208</text:p>
          </table:table-cell>
          <table:table-cell office:value-type="float" office:value="6424" table:style-name="ce25">
            <text:p>6,424</text:p>
          </table:table-cell>
          <table:table-cell office:value-type="float" office:value="5784" table:style-name="ce25">
            <text:p>5,784</text:p>
          </table:table-cell>
          <table:table-cell office:value-type="float" office:value="5.6400234692981845" table:style-name="ce26">
            <text:p>5.64</text:p>
          </table:table-cell>
          <table:table-cell office:value-type="float" office:value="179695" table:style-name="ce25">
            <text:p>179,695</text:p>
          </table:table-cell>
          <table:table-cell office:value-type="float" office:value="92105" table:style-name="ce25">
            <text:p>92,105</text:p>
          </table:table-cell>
          <table:table-cell office:value-type="float" office:value="87590" table:style-name="ce25">
            <text:p>87,590</text:p>
          </table:table-cell>
          <table:table-cell office:value-type="float" office:value="83.018022388232083" table:style-name="ce26">
            <text:p>83.02</text:p>
          </table:table-cell>
          <table:table-cell office:value-type="float" office:value="36466" table:style-name="ce25">
            <text:p>36,466</text:p>
          </table:table-cell>
          <table:table-cell office:value-type="float" office:value="16514" table:style-name="ce25">
            <text:p>16,514</text:p>
          </table:table-cell>
          <table:table-cell office:value-type="float" office:value="19952" table:style-name="ce25">
            <text:p>19,952</text:p>
          </table:table-cell>
          <table:table-cell office:value-type="float" office:value="16.847075346611042" table:style-name="ce26">
            <text:p>16.85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花蓮縣</text:p>
          </table:table-cell>
          <table:table-cell office:value-type="float" office:value="325857" table:style-name="ce25">
            <text:p>325,857</text:p>
          </table:table-cell>
          <table:table-cell office:value-type="float" office:value="164817" table:style-name="ce25">
            <text:p>164,817</text:p>
          </table:table-cell>
          <table:table-cell office:value-type="float" office:value="161040" table:style-name="ce25">
            <text:p>161,040</text:p>
          </table:table-cell>
          <table:table-cell office:value-type="float" office:value="12368" table:style-name="ce25">
            <text:p>12,368</text:p>
          </table:table-cell>
          <table:table-cell office:value-type="float" office:value="6441" table:style-name="ce25">
            <text:p>6,441</text:p>
          </table:table-cell>
          <table:table-cell office:value-type="float" office:value="5927" table:style-name="ce25">
            <text:p>5,927</text:p>
          </table:table-cell>
          <table:table-cell office:value-type="float" office:value="3.7955299410477603" table:style-name="ce26">
            <text:p>3.80</text:p>
          </table:table-cell>
          <table:table-cell office:value-type="float" office:value="17607" table:style-name="ce25">
            <text:p>17,607</text:p>
          </table:table-cell>
          <table:table-cell office:value-type="float" office:value="9192" table:style-name="ce25">
            <text:p>9,192</text:p>
          </table:table-cell>
          <table:table-cell office:value-type="float" office:value="8415" table:style-name="ce25">
            <text:p>8,415</text:p>
          </table:table-cell>
          <table:table-cell office:value-type="float" office:value="5.4032904003903548" table:style-name="ce27">
            <text:p>5.40</text:p>
          </table:table-cell>
          <table:table-cell office:value-type="float" office:value="30325" table:style-name="ce25">
            <text:p>30,325</text:p>
          </table:table-cell>
          <table:table-cell office:value-type="float" office:value="15874" table:style-name="ce25">
            <text:p>15,874</text:p>
          </table:table-cell>
          <table:table-cell office:value-type="float" office:value="14451" table:style-name="ce25">
            <text:p>14,451</text:p>
          </table:table-cell>
          <table:table-cell office:value-type="float" office:value="9.3062294196534054" table:style-name="ce26">
            <text:p>9.31</text:p>
          </table:table-cell>
          <table:table-cell office:value-type="float" office:value="33007" table:style-name="ce25">
            <text:p>33,007</text:p>
          </table:table-cell>
          <table:table-cell office:value-type="float" office:value="17301" table:style-name="ce25">
            <text:p>17,301</text:p>
          </table:table-cell>
          <table:table-cell office:value-type="float" office:value="15706" table:style-name="ce25">
            <text:p>15,706</text:p>
          </table:table-cell>
          <table:table-cell office:value-type="float" office:value="10.129289841863148" table:style-name="ce26">
            <text:p>10.13</text:p>
          </table:table-cell>
          <table:table-cell office:value-type="float" office:value="17787" table:style-name="ce25">
            <text:p>17,787</text:p>
          </table:table-cell>
          <table:table-cell office:value-type="float" office:value="9354" table:style-name="ce25">
            <text:p>9,354</text:p>
          </table:table-cell>
          <table:table-cell office:value-type="float" office:value="8433" table:style-name="ce25">
            <text:p>8,433</text:p>
          </table:table-cell>
          <table:table-cell office:value-type="float" office:value="5.458529354901076" table:style-name="ce26">
            <text:p>5.46</text:p>
          </table:table-cell>
          <table:table-cell office:value-type="float" office:value="270041" table:style-name="ce25">
            <text:p>270,041</text:p>
          </table:table-cell>
          <table:table-cell office:value-type="float" office:value="135575" table:style-name="ce25">
            <text:p>135,575</text:p>
          </table:table-cell>
          <table:table-cell office:value-type="float" office:value="134466" table:style-name="ce25">
            <text:p>134,466</text:p>
          </table:table-cell>
          <table:table-cell office:value-type="float" office:value="82.871013972386663" table:style-name="ce26">
            <text:p>82.87</text:p>
          </table:table-cell>
          <table:table-cell office:value-type="float" office:value="54794" table:style-name="ce25">
            <text:p>54,794</text:p>
          </table:table-cell>
          <table:table-cell office:value-type="float" office:value="25217" table:style-name="ce25">
            <text:p>25,217</text:p>
          </table:table-cell>
          <table:table-cell office:value-type="float" office:value="29577" table:style-name="ce25">
            <text:p>29,577</text:p>
          </table:table-cell>
          <table:table-cell office:value-type="float" office:value="16.815351519224691" table:style-name="ce26">
            <text:p>16.82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澎湖縣</text:p>
          </table:table-cell>
          <table:table-cell office:value-type="float" office:value="105121" table:style-name="ce25">
            <text:p>105,121</text:p>
          </table:table-cell>
          <table:table-cell office:value-type="float" office:value="54211" table:style-name="ce25">
            <text:p>54,211</text:p>
          </table:table-cell>
          <table:table-cell office:value-type="float" office:value="50910" table:style-name="ce25">
            <text:p>50,910</text:p>
          </table:table-cell>
          <table:table-cell office:value-type="float" office:value="4295" table:style-name="ce25">
            <text:p>4,295</text:p>
          </table:table-cell>
          <table:table-cell office:value-type="float" office:value="2276" table:style-name="ce25">
            <text:p>2,276</text:p>
          </table:table-cell>
          <table:table-cell office:value-type="float" office:value="2019" table:style-name="ce25">
            <text:p>2,019</text:p>
          </table:table-cell>
          <table:table-cell office:value-type="float" office:value="4.085767829453677" table:style-name="ce26">
            <text:p>4.09</text:p>
          </table:table-cell>
          <table:table-cell office:value-type="float" office:value="5634" table:style-name="ce25">
            <text:p>5,634</text:p>
          </table:table-cell>
          <table:table-cell office:value-type="float" office:value="2991" table:style-name="ce25">
            <text:p>2,991</text:p>
          </table:table-cell>
          <table:table-cell office:value-type="float" office:value="2643" table:style-name="ce25">
            <text:p>2,643</text:p>
          </table:table-cell>
          <table:table-cell office:value-type="float" office:value="5.3595380561448236" table:style-name="ce27">
            <text:p>5.36</text:p>
          </table:table-cell>
          <table:table-cell office:value-type="float" office:value="8749" table:style-name="ce25">
            <text:p>8,749</text:p>
          </table:table-cell>
          <table:table-cell office:value-type="float" office:value="4620" table:style-name="ce25">
            <text:p>4,620</text:p>
          </table:table-cell>
          <table:table-cell office:value-type="float" office:value="4129" table:style-name="ce25">
            <text:p>4,129</text:p>
          </table:table-cell>
          <table:table-cell office:value-type="float" office:value="8.3227899277974906" table:style-name="ce26">
            <text:p>8.32</text:p>
          </table:table-cell>
          <table:table-cell office:value-type="float" office:value="9409" table:style-name="ce25">
            <text:p>9,409</text:p>
          </table:table-cell>
          <table:table-cell office:value-type="float" office:value="4957" table:style-name="ce25">
            <text:p>4,957</text:p>
          </table:table-cell>
          <table:table-cell office:value-type="float" office:value="4452" table:style-name="ce25">
            <text:p>4,452</text:p>
          </table:table-cell>
          <table:table-cell office:value-type="float" office:value="8.9506378363980552" table:style-name="ce26">
            <text:p>8.95</text:p>
          </table:table-cell>
          <table:table-cell office:value-type="float" office:value="4846" table:style-name="ce25">
            <text:p>4,846</text:p>
          </table:table-cell>
          <table:table-cell office:value-type="float" office:value="2517" table:style-name="ce25">
            <text:p>2,517</text:p>
          </table:table-cell>
          <table:table-cell office:value-type="float" office:value="2329" table:style-name="ce25">
            <text:p>2,329</text:p>
          </table:table-cell>
          <table:table-cell office:value-type="float" office:value="4.6099257046641489" table:style-name="ce26">
            <text:p>4.61</text:p>
          </table:table-cell>
          <table:table-cell office:value-type="float" office:value="88442" table:style-name="ce25">
            <text:p>88,442</text:p>
          </table:table-cell>
          <table:table-cell office:value-type="float" office:value="45382" table:style-name="ce25">
            <text:p>45,382</text:p>
          </table:table-cell>
          <table:table-cell office:value-type="float" office:value="43060" table:style-name="ce25">
            <text:p>43,060</text:p>
          </table:table-cell>
          <table:table-cell office:value-type="float" office:value="84.133522321895711" table:style-name="ce26">
            <text:p>84.13</text:p>
          </table:table-cell>
          <table:table-cell office:value-type="float" office:value="17463" table:style-name="ce25">
            <text:p>17,463</text:p>
          </table:table-cell>
          <table:table-cell office:value-type="float" office:value="8104" table:style-name="ce25">
            <text:p>8,104</text:p>
          </table:table-cell>
          <table:table-cell office:value-type="float" office:value="9359" table:style-name="ce25">
            <text:p>9,359</text:p>
          </table:table-cell>
          <table:table-cell office:value-type="float" office:value="16.612284890744952" table:style-name="ce26">
            <text:p>16.61</text:p>
          </table:table-cell>
          <table:table-cell table:number-columns-repeated="16352"/>
        </table:table-row>
        <table:table-row table:style-name="ro7">
          <table:table-cell office:value-type="string" table:style-name="ce24">
            <text:p>基隆市</text:p>
          </table:table-cell>
          <table:table-cell office:value-type="float" office:value="368870" table:style-name="ce25">
            <text:p>368,870</text:p>
          </table:table-cell>
          <table:table-cell office:value-type="float" office:value="184126" table:style-name="ce25">
            <text:p>184,126</text:p>
          </table:table-cell>
          <table:table-cell office:value-type="float" office:value="184744" table:style-name="ce25">
            <text:p>184,744</text:p>
          </table:table-cell>
          <table:table-cell office:value-type="float" office:value="11296" table:style-name="ce25">
            <text:p>11,296</text:p>
          </table:table-cell>
          <table:table-cell office:value-type="float" office:value="5855" table:style-name="ce25">
            <text:p>5,855</text:p>
          </table:table-cell>
          <table:table-cell office:value-type="float" office:value="5441" table:style-name="ce25">
            <text:p>5,441</text:p>
          </table:table-cell>
          <table:table-cell office:value-type="float" office:value="3.0623254805215931" table:style-name="ce26">
            <text:p>3.06</text:p>
          </table:table-cell>
          <table:table-cell office:value-type="float" office:value="16290" table:style-name="ce25">
            <text:p>16,290</text:p>
          </table:table-cell>
          <table:table-cell office:value-type="float" office:value="8415" table:style-name="ce25">
            <text:p>8,415</text:p>
          </table:table-cell>
          <table:table-cell office:value-type="float" office:value="7875" table:style-name="ce25">
            <text:p>7,875</text:p>
          </table:table-cell>
          <table:table-cell office:value-type="float" office:value="4.4161899856317941" table:style-name="ce27">
            <text:p>4.42</text:p>
          </table:table-cell>
          <table:table-cell office:value-type="float" office:value="29384" table:style-name="ce25">
            <text:p>29,384</text:p>
          </table:table-cell>
          <table:table-cell office:value-type="float" office:value="15184" table:style-name="ce25">
            <text:p>15,184</text:p>
          </table:table-cell>
          <table:table-cell office:value-type="float" office:value="14200" table:style-name="ce25">
            <text:p>14,200</text:p>
          </table:table-cell>
          <table:table-cell office:value-type="float" office:value="7.9659500637080809" table:style-name="ce26">
            <text:p>7.97</text:p>
          </table:table-cell>
          <table:table-cell office:value-type="float" office:value="32305" table:style-name="ce25">
            <text:p>32,305</text:p>
          </table:table-cell>
          <table:table-cell office:value-type="float" office:value="16706" table:style-name="ce25">
            <text:p>16,706</text:p>
          </table:table-cell>
          <table:table-cell office:value-type="float" office:value="15599" table:style-name="ce25">
            <text:p>15,599</text:p>
          </table:table-cell>
          <table:table-cell office:value-type="float" office:value="8.757827961070296" table:style-name="ce26">
            <text:p>8.76</text:p>
          </table:table-cell>
          <table:table-cell office:value-type="float" office:value="18638" table:style-name="ce25">
            <text:p>18,638</text:p>
          </table:table-cell>
          <table:table-cell office:value-type="float" office:value="9772" table:style-name="ce25">
            <text:p>9,772</text:p>
          </table:table-cell>
          <table:table-cell office:value-type="float" office:value="8866" table:style-name="ce25">
            <text:p>8,866</text:p>
          </table:table-cell>
          <table:table-cell office:value-type="float" office:value="5.0527286035730743" table:style-name="ce26">
            <text:p>5.05</text:p>
          </table:table-cell>
          <table:table-cell office:value-type="float" office:value="312434" table:style-name="ce25">
            <text:p>312,434</text:p>
          </table:table-cell>
          <table:table-cell office:value-type="float" office:value="154783" table:style-name="ce25">
            <text:p>154,783</text:p>
          </table:table-cell>
          <table:table-cell office:value-type="float" office:value="157651" table:style-name="ce25">
            <text:p>157,651</text:p>
          </table:table-cell>
          <table:table-cell office:value-type="float" office:value="84.700300919022965" table:style-name="ce26">
            <text:p>84.70</text:p>
          </table:table-cell>
          <table:table-cell office:value-type="float" office:value="61743" table:style-name="ce25">
            <text:p>61,743</text:p>
          </table:table-cell>
          <table:table-cell office:value-type="float" office:value="27875" table:style-name="ce25">
            <text:p>27,875</text:p>
          </table:table-cell>
          <table:table-cell office:value-type="float" office:value="33868" table:style-name="ce25">
            <text:p>33,868</text:p>
          </table:table-cell>
          <table:table-cell office:value-type="float" office:value="16.73841732859815" table:style-name="ce26">
            <text:p>16.74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新竹市</text:p>
          </table:table-cell>
          <table:table-cell office:value-type="float" office:value="449251" table:style-name="ce25">
            <text:p>449,251</text:p>
          </table:table-cell>
          <table:table-cell office:value-type="float" office:value="221528" table:style-name="ce25">
            <text:p>221,528</text:p>
          </table:table-cell>
          <table:table-cell office:value-type="float" office:value="227723" table:style-name="ce25">
            <text:p>227,723</text:p>
          </table:table-cell>
          <table:table-cell office:value-type="float" office:value="23589" table:style-name="ce25">
            <text:p>23,589</text:p>
          </table:table-cell>
          <table:table-cell office:value-type="float" office:value="12120" table:style-name="ce25">
            <text:p>12,120</text:p>
          </table:table-cell>
          <table:table-cell office:value-type="float" office:value="11469" table:style-name="ce25">
            <text:p>11,469</text:p>
          </table:table-cell>
          <table:table-cell office:value-type="float" office:value="5.2507395642970192" table:style-name="ce26">
            <text:p>5.25</text:p>
          </table:table-cell>
          <table:table-cell office:value-type="float" office:value="34900" table:style-name="ce25">
            <text:p>34,900</text:p>
          </table:table-cell>
          <table:table-cell office:value-type="float" office:value="18014" table:style-name="ce25">
            <text:p>18,014</text:p>
          </table:table-cell>
          <table:table-cell office:value-type="float" office:value="16886" table:style-name="ce25">
            <text:p>16,886</text:p>
          </table:table-cell>
          <table:table-cell office:value-type="float" office:value="7.7684857685347382" table:style-name="ce27">
            <text:p>7.77</text:p>
          </table:table-cell>
          <table:table-cell office:value-type="float" office:value="61595" table:style-name="ce25">
            <text:p>61,595</text:p>
          </table:table-cell>
          <table:table-cell office:value-type="float" office:value="32033" table:style-name="ce25">
            <text:p>32,033</text:p>
          </table:table-cell>
          <table:table-cell office:value-type="float" office:value="29562" table:style-name="ce25">
            <text:p>29,562</text:p>
          </table:table-cell>
          <table:table-cell office:value-type="float" office:value="13.710598306959806" table:style-name="ce26">
            <text:p>13.71</text:p>
          </table:table-cell>
          <table:table-cell office:value-type="float" office:value="66844" table:style-name="ce25">
            <text:p>66,844</text:p>
          </table:table-cell>
          <table:table-cell office:value-type="float" office:value="34805" table:style-name="ce25">
            <text:p>34,805</text:p>
          </table:table-cell>
          <table:table-cell office:value-type="float" office:value="32039" table:style-name="ce25">
            <text:p>32,039</text:p>
          </table:table-cell>
          <table:table-cell office:value-type="float" office:value="14.878987470256048" table:style-name="ce26">
            <text:p>14.88</text:p>
          </table:table-cell>
          <table:table-cell office:value-type="float" office:value="29935" table:style-name="ce25">
            <text:p>29,935</text:p>
          </table:table-cell>
          <table:table-cell office:value-type="float" office:value="15622" table:style-name="ce25">
            <text:p>15,622</text:p>
          </table:table-cell>
          <table:table-cell office:value-type="float" office:value="14313" table:style-name="ce25">
            <text:p>14,313</text:p>
          </table:table-cell>
          <table:table-cell office:value-type="float" office:value="6.6633129364208425" table:style-name="ce26">
            <text:p>6.66</text:p>
          </table:table-cell>
          <table:table-cell office:value-type="float" office:value="346625" table:style-name="ce25">
            <text:p>346,625</text:p>
          </table:table-cell>
          <table:table-cell office:value-type="float" office:value="168152" table:style-name="ce25">
            <text:p>168,152</text:p>
          </table:table-cell>
          <table:table-cell office:value-type="float" office:value="178473" table:style-name="ce25">
            <text:p>178,473</text:p>
          </table:table-cell>
          <table:table-cell office:value-type="float" office:value="77.156199986199255" table:style-name="ce26">
            <text:p>77.16</text:p>
          </table:table-cell>
          <table:table-cell office:value-type="float" office:value="56841" table:style-name="ce25">
            <text:p>56,841</text:p>
          </table:table-cell>
          <table:table-cell office:value-type="float" office:value="25254" table:style-name="ce25">
            <text:p>25,254</text:p>
          </table:table-cell>
          <table:table-cell office:value-type="float" office:value="31587" table:style-name="ce25">
            <text:p>31,587</text:p>
          </table:table-cell>
          <table:table-cell office:value-type="float" office:value="12.652392537801807" table:style-name="ce26">
            <text:p>12.65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嘉義市</text:p>
          </table:table-cell>
          <table:table-cell office:value-type="float" office:value="267598" table:style-name="ce25">
            <text:p>267,598</text:p>
          </table:table-cell>
          <table:table-cell office:value-type="float" office:value="129670" table:style-name="ce25">
            <text:p>129,670</text:p>
          </table:table-cell>
          <table:table-cell office:value-type="float" office:value="137928" table:style-name="ce25">
            <text:p>137,928</text:p>
          </table:table-cell>
          <table:table-cell office:value-type="float" office:value="10235" table:style-name="ce25">
            <text:p>10,235</text:p>
          </table:table-cell>
          <table:table-cell office:value-type="float" office:value="5277" table:style-name="ce25">
            <text:p>5,277</text:p>
          </table:table-cell>
          <table:table-cell office:value-type="float" office:value="4958" table:style-name="ce25">
            <text:p>4,958</text:p>
          </table:table-cell>
          <table:table-cell office:value-type="float" office:value="3.8247670012481407" table:style-name="ce26">
            <text:p>3.82</text:p>
          </table:table-cell>
          <table:table-cell office:value-type="float" office:value="15050" table:style-name="ce25">
            <text:p>15,050</text:p>
          </table:table-cell>
          <table:table-cell office:value-type="float" office:value="7826" table:style-name="ce25">
            <text:p>7,826</text:p>
          </table:table-cell>
          <table:table-cell office:value-type="float" office:value="7224" table:style-name="ce25">
            <text:p>7,224</text:p>
          </table:table-cell>
          <table:table-cell office:value-type="float" office:value="5.6241078034962895" table:style-name="ce27">
            <text:p>5.62</text:p>
          </table:table-cell>
          <table:table-cell office:value-type="float" office:value="27740" table:style-name="ce25">
            <text:p>27,740</text:p>
          </table:table-cell>
          <table:table-cell office:value-type="float" office:value="14523" table:style-name="ce25">
            <text:p>14,523</text:p>
          </table:table-cell>
          <table:table-cell office:value-type="float" office:value="13217" table:style-name="ce25">
            <text:p>13,217</text:p>
          </table:table-cell>
          <table:table-cell office:value-type="float" office:value="10.366295712225055" table:style-name="ce26">
            <text:p>10.37</text:p>
          </table:table-cell>
          <table:table-cell office:value-type="float" office:value="30492" table:style-name="ce25">
            <text:p>30,492</text:p>
          </table:table-cell>
          <table:table-cell office:value-type="float" office:value="15964" table:style-name="ce25">
            <text:p>15,964</text:p>
          </table:table-cell>
          <table:table-cell office:value-type="float" office:value="14528" table:style-name="ce25">
            <text:p>14,528</text:p>
          </table:table-cell>
          <table:table-cell office:value-type="float" office:value="11.394703996292947" table:style-name="ce26">
            <text:p>11.39</text:p>
          </table:table-cell>
          <table:table-cell office:value-type="float" office:value="17021" table:style-name="ce25">
            <text:p>17,021</text:p>
          </table:table-cell>
          <table:table-cell office:value-type="float" office:value="8866" table:style-name="ce25">
            <text:p>8,866</text:p>
          </table:table-cell>
          <table:table-cell office:value-type="float" office:value="8155" table:style-name="ce25">
            <text:p>8,155</text:p>
          </table:table-cell>
          <table:table-cell office:value-type="float" office:value="6.3606603935754373" table:style-name="ce26">
            <text:p>6.36</text:p>
          </table:table-cell>
          <table:table-cell office:value-type="float" office:value="215699" table:style-name="ce25">
            <text:p>215,699</text:p>
          </table:table-cell>
          <table:table-cell office:value-type="float" office:value="102561" table:style-name="ce25">
            <text:p>102,561</text:p>
          </table:table-cell>
          <table:table-cell office:value-type="float" office:value="113138" table:style-name="ce25">
            <text:p>113,138</text:p>
          </table:table-cell>
          <table:table-cell office:value-type="float" office:value="80.605609907398417" table:style-name="ce26">
            <text:p>80.61</text:p>
          </table:table-cell>
          <table:table-cell office:value-type="float" office:value="41863" table:style-name="ce25">
            <text:p>41,863</text:p>
          </table:table-cell>
          <table:table-cell office:value-type="float" office:value="18432" table:style-name="ce25">
            <text:p>18,432</text:p>
          </table:table-cell>
          <table:table-cell office:value-type="float" office:value="23431" table:style-name="ce25">
            <text:p>23,431</text:p>
          </table:table-cell>
          <table:table-cell office:value-type="float" office:value="15.643988370615624" table:style-name="ce26">
            <text:p>15.64</text:p>
          </table:table-cell>
          <table:table-cell table:number-columns-repeated="16352"/>
        </table:table-row>
        <table:table-row table:style-name="ro9">
          <table:table-cell office:value-type="string" table:style-name="ce20">
            <text:p>福建省</text:p>
          </table:table-cell>
          <table:table-cell office:value-type="float" office:value="153140" table:style-name="ce21">
            <text:p>153,140</text:p>
          </table:table-cell>
          <table:table-cell office:value-type="float" office:value="77431" table:style-name="ce21">
            <text:p>77,431</text:p>
          </table:table-cell>
          <table:table-cell office:value-type="float" office:value="75709" table:style-name="ce21">
            <text:p>75,709</text:p>
          </table:table-cell>
          <table:table-cell office:value-type="float" office:value="5668" table:style-name="ce21">
            <text:p>5,668</text:p>
          </table:table-cell>
          <table:table-cell office:value-type="float" office:value="2938" table:style-name="ce21">
            <text:p>2,938</text:p>
          </table:table-cell>
          <table:table-cell office:value-type="float" office:value="2730" table:style-name="ce21">
            <text:p>2,730</text:p>
          </table:table-cell>
          <table:table-cell office:value-type="float" office:value="3.7011884550084888" table:style-name="ce22">
            <text:p>3.70</text:p>
          </table:table-cell>
          <table:table-cell office:value-type="float" office:value="7451" table:style-name="ce21">
            <text:p>7,451</text:p>
          </table:table-cell>
          <table:table-cell office:value-type="float" office:value="3858" table:style-name="ce21">
            <text:p>3,858</text:p>
          </table:table-cell>
          <table:table-cell office:value-type="float" office:value="3593" table:style-name="ce21">
            <text:p>3,593</text:p>
          </table:table-cell>
          <table:table-cell office:value-type="float" office:value="4.8654825649732274" table:style-name="ce23">
            <text:p>4.87</text:p>
          </table:table-cell>
          <table:table-cell office:value-type="float" office:value="11732" table:style-name="ce21">
            <text:p>11,732</text:p>
          </table:table-cell>
          <table:table-cell office:value-type="float" office:value="6080" table:style-name="ce21">
            <text:p>6,080</text:p>
          </table:table-cell>
          <table:table-cell office:value-type="float" office:value="5652" table:style-name="ce21">
            <text:p>5,652</text:p>
          </table:table-cell>
          <table:table-cell office:value-type="float" office:value="7.6609638239519402" table:style-name="ce22">
            <text:p>7.66</text:p>
          </table:table-cell>
          <table:table-cell office:value-type="float" office:value="12592" table:style-name="ce21">
            <text:p>12,592</text:p>
          </table:table-cell>
          <table:table-cell office:value-type="float" office:value="6565" table:style-name="ce21">
            <text:p>6,565</text:p>
          </table:table-cell>
          <table:table-cell office:value-type="float" office:value="6027" table:style-name="ce21">
            <text:p>6,027</text:p>
          </table:table-cell>
          <table:table-cell office:value-type="float" office:value="8.2225414653258451" table:style-name="ce22">
            <text:p>8.22</text:p>
          </table:table-cell>
          <table:table-cell office:value-type="float" office:value="5719" table:style-name="ce21">
            <text:p>5,719</text:p>
          </table:table-cell>
          <table:table-cell office:value-type="float" office:value="3034" table:style-name="ce21">
            <text:p>3,034</text:p>
          </table:table-cell>
          <table:table-cell office:value-type="float" office:value="2685" table:style-name="ce21">
            <text:p>2,685</text:p>
          </table:table-cell>
          <table:table-cell office:value-type="float" office:value="3.7344913151364763" table:style-name="ce22">
            <text:p>3.73</text:p>
          </table:table-cell>
          <table:table-cell office:value-type="float" office:value="131816" table:style-name="ce21">
            <text:p>131,816</text:p>
          </table:table-cell>
          <table:table-cell office:value-type="float" office:value="66321" table:style-name="ce21">
            <text:p>66,321</text:p>
          </table:table-cell>
          <table:table-cell office:value-type="float" office:value="65495" table:style-name="ce21">
            <text:p>65,495</text:p>
          </table:table-cell>
          <table:table-cell office:value-type="float" office:value="86.075486482956777" table:style-name="ce22">
            <text:p>86.08</text:p>
          </table:table-cell>
          <table:table-cell office:value-type="float" office:value="20918" table:style-name="ce21">
            <text:p>20,918</text:p>
          </table:table-cell>
          <table:table-cell office:value-type="float" office:value="10145" table:style-name="ce21">
            <text:p>10,145</text:p>
          </table:table-cell>
          <table:table-cell office:value-type="float" office:value="10773" table:style-name="ce21">
            <text:p>10,773</text:p>
          </table:table-cell>
          <table:table-cell office:value-type="float" office:value="13.659396630534152" table:style-name="ce22">
            <text:p>13.66</text:p>
          </table:table-cell>
          <table:table-cell table:number-columns-repeated="16352"/>
        </table:table-row>
        <table:table-row table:style-name="ro10">
          <table:table-cell office:value-type="string" table:style-name="ce24">
            <text:p>金門縣</text:p>
          </table:table-cell>
          <table:table-cell office:value-type="float" office:value="140081" table:style-name="ce25">
            <text:p>140,081</text:p>
          </table:table-cell>
          <table:table-cell office:value-type="float" office:value="69948" table:style-name="ce25">
            <text:p>69,948</text:p>
          </table:table-cell>
          <table:table-cell office:value-type="float" office:value="70133" table:style-name="ce25">
            <text:p>70,133</text:p>
          </table:table-cell>
          <table:table-cell office:value-type="float" office:value="5055" table:style-name="ce25">
            <text:p>5,055</text:p>
          </table:table-cell>
          <table:table-cell office:value-type="float" office:value="2601" table:style-name="ce25">
            <text:p>2,601</text:p>
          </table:table-cell>
          <table:table-cell office:value-type="float" office:value="2454" table:style-name="ce25">
            <text:p>2,454</text:p>
          </table:table-cell>
          <table:table-cell office:value-type="float" office:value="3.6086264375611252" table:style-name="ce26">
            <text:p>3.61</text:p>
          </table:table-cell>
          <table:table-cell office:value-type="float" office:value="6652" table:style-name="ce25">
            <text:p>6,652</text:p>
          </table:table-cell>
          <table:table-cell office:value-type="float" office:value="3430" table:style-name="ce25">
            <text:p>3,430</text:p>
          </table:table-cell>
          <table:table-cell office:value-type="float" office:value="3222" table:style-name="ce25">
            <text:p>3,222</text:p>
          </table:table-cell>
          <table:table-cell office:value-type="float" office:value="4.7486811202090218" table:style-name="ce27">
            <text:p>4.75</text:p>
          </table:table-cell>
          <table:table-cell office:value-type="float" office:value="10477" table:style-name="ce25">
            <text:p>10,477</text:p>
          </table:table-cell>
          <table:table-cell office:value-type="float" office:value="5411" table:style-name="ce25">
            <text:p>5,411</text:p>
          </table:table-cell>
          <table:table-cell office:value-type="float" office:value="5066" table:style-name="ce25">
            <text:p>5,066</text:p>
          </table:table-cell>
          <table:table-cell office:value-type="float" office:value="7.4792441515980039" table:style-name="ce26">
            <text:p>7.48</text:p>
          </table:table-cell>
          <table:table-cell office:value-type="float" office:value="11245" table:style-name="ce25">
            <text:p>11,245</text:p>
          </table:table-cell>
          <table:table-cell office:value-type="float" office:value="5850" table:style-name="ce25">
            <text:p>5,850</text:p>
          </table:table-cell>
          <table:table-cell office:value-type="float" office:value="5395" table:style-name="ce25">
            <text:p>5,395</text:p>
          </table:table-cell>
          <table:table-cell office:value-type="float" office:value="8.0274983759396346" table:style-name="ce26">
            <text:p>8.03</text:p>
          </table:table-cell>
          <table:table-cell office:value-type="float" office:value="5158" table:style-name="ce25">
            <text:p>5,158</text:p>
          </table:table-cell>
          <table:table-cell office:value-type="float" office:value="2727" table:style-name="ce25">
            <text:p>2,727</text:p>
          </table:table-cell>
          <table:table-cell office:value-type="float" office:value="2431" table:style-name="ce25">
            <text:p>2,431</text:p>
          </table:table-cell>
          <table:table-cell office:value-type="float" office:value="3.6821553244194427" table:style-name="ce26">
            <text:p>3.68</text:p>
          </table:table-cell>
          <table:table-cell office:value-type="float" office:value="120864" table:style-name="ce25">
            <text:p>120,864</text:p>
          </table:table-cell>
          <table:table-cell office:value-type="float" office:value="59981" table:style-name="ce25">
            <text:p>59,981</text:p>
          </table:table-cell>
          <table:table-cell office:value-type="float" office:value="60883" table:style-name="ce25">
            <text:p>60,883</text:p>
          </table:table-cell>
          <table:table-cell office:value-type="float" office:value="86.281508555764162" table:style-name="ce26">
            <text:p>86.28</text:p>
          </table:table-cell>
          <table:table-cell office:value-type="float" office:value="19327" table:style-name="ce25">
            <text:p>19,327</text:p>
          </table:table-cell>
          <table:table-cell office:value-type="float" office:value="9285" table:style-name="ce25">
            <text:p>9,285</text:p>
          </table:table-cell>
          <table:table-cell office:value-type="float" office:value="10042" table:style-name="ce25">
            <text:p>10,042</text:p>
          </table:table-cell>
          <table:table-cell office:value-type="float" office:value="13.797017439909768" table:style-name="ce26">
            <text:p>13.80</text:p>
          </table:table-cell>
          <table:table-cell table:number-columns-repeated="16352"/>
        </table:table-row>
        <table:table-row table:style-name="ro11">
          <table:table-cell office:value-type="string" table:style-name="ce28">
            <text:p>連江縣</text:p>
          </table:table-cell>
          <table:table-cell office:value-type="float" office:value="13059" table:style-name="ce29">
            <text:p>13,059</text:p>
          </table:table-cell>
          <table:table-cell office:value-type="float" office:value="7483" table:style-name="ce30">
            <text:p>7,483</text:p>
          </table:table-cell>
          <table:table-cell office:value-type="float" office:value="5576" table:style-name="ce30">
            <text:p>5,576</text:p>
          </table:table-cell>
          <table:table-cell office:value-type="float" office:value="613" table:style-name="ce29">
            <text:p>613</text:p>
          </table:table-cell>
          <table:table-cell office:value-type="float" office:value="337" table:style-name="ce30">
            <text:p>337</text:p>
          </table:table-cell>
          <table:table-cell office:value-type="float" office:value="276" table:style-name="ce30">
            <text:p>276</text:p>
          </table:table-cell>
          <table:table-cell office:value-type="float" office:value="4.6940807106210274" table:style-name="ce31">
            <text:p>4.69</text:p>
          </table:table-cell>
          <table:table-cell office:value-type="float" office:value="799" table:style-name="ce29">
            <text:p>799</text:p>
          </table:table-cell>
          <table:table-cell office:value-type="float" office:value="428" table:style-name="ce30">
            <text:p>428</text:p>
          </table:table-cell>
          <table:table-cell office:value-type="float" office:value="371" table:style-name="ce30">
            <text:p>371</text:p>
          </table:table-cell>
          <table:table-cell office:value-type="float" office:value="6.118385787579447" table:style-name="ce32">
            <text:p>6.12</text:p>
          </table:table-cell>
          <table:table-cell office:value-type="float" office:value="1255" table:style-name="ce29">
            <text:p>1,255</text:p>
          </table:table-cell>
          <table:table-cell office:value-type="float" office:value="669" table:style-name="ce30">
            <text:p>669</text:p>
          </table:table-cell>
          <table:table-cell office:value-type="float" office:value="586" table:style-name="ce30">
            <text:p>586</text:p>
          </table:table-cell>
          <table:table-cell office:value-type="float" office:value="9.6102304923807331" table:style-name="ce31">
            <text:p>9.61</text:p>
          </table:table-cell>
          <table:table-cell office:value-type="float" office:value="1347" table:style-name="ce29">
            <text:p>1,347</text:p>
          </table:table-cell>
          <table:table-cell office:value-type="float" office:value="715" table:style-name="ce30">
            <text:p>715</text:p>
          </table:table-cell>
          <table:table-cell office:value-type="float" office:value="632" table:style-name="ce30">
            <text:p>632</text:p>
          </table:table-cell>
          <table:table-cell office:value-type="float" office:value="10.314725476682748" table:style-name="ce31">
            <text:p>10.31</text:p>
          </table:table-cell>
          <table:table-cell office:value-type="float" office:value="561" table:style-name="ce29">
            <text:p>561</text:p>
          </table:table-cell>
          <table:table-cell office:value-type="float" office:value="307" table:style-name="ce30">
            <text:p>307</text:p>
          </table:table-cell>
          <table:table-cell office:value-type="float" office:value="254" table:style-name="ce30">
            <text:p>254</text:p>
          </table:table-cell>
          <table:table-cell office:value-type="float" office:value="4.2958878934068458" table:style-name="ce31">
            <text:p>4.30</text:p>
          </table:table-cell>
          <table:table-cell office:value-type="float" office:value="10952" table:style-name="ce29">
            <text:p>10,952</text:p>
          </table:table-cell>
          <table:table-cell office:value-type="float" office:value="6340" table:style-name="ce30">
            <text:p>6,340</text:p>
          </table:table-cell>
          <table:table-cell office:value-type="float" office:value="4612" table:style-name="ce30">
            <text:p>4,612</text:p>
          </table:table-cell>
          <table:table-cell office:value-type="float" office:value="83.865533348648441" table:style-name="ce31">
            <text:p>83.87</text:p>
          </table:table-cell>
          <table:table-cell office:value-type="float" office:value="1591" table:style-name="ce29">
            <text:p>1,591</text:p>
          </table:table-cell>
          <table:table-cell office:value-type="float" office:value="860" table:style-name="ce30">
            <text:p>860</text:p>
          </table:table-cell>
          <table:table-cell office:value-type="float" office:value="731" table:style-name="ce30">
            <text:p>731</text:p>
          </table:table-cell>
          <table:table-cell office:value-type="float" office:value="12.183168695918525" table:style-name="ce31">
            <text:p>12.18</text:p>
          </table:table-cell>
          <table:table-cell table:number-columns-repeated="16352" table:style-name="ce33"/>
        </table:table-row>
        <table:table-row table:style-name="ro12">
          <table:table-cell office:value-type="string" table:style-name="ce34">
            <text:p>說明：本表各年齡結構指標項目係屬部分統計，各年齡指標欄位合計數不等於總人口數。</text:p>
          </table:table-cell>
          <table:table-cell table:number-columns-repeated="3" table:style-name="ce35"/>
          <table:table-cell table:number-columns-repeated="3" table:style-name="ce36"/>
          <table:table-cell table:style-name="ce37"/>
          <table:table-cell table:number-columns-repeated="16" table:style-name="ce38"/>
          <table:table-cell table:number-columns-repeated="3" table:style-name="ce39"/>
          <table:table-cell table:number-columns-repeated="4" table:style-name="ce40"/>
          <table:table-cell office:value-type="string" table:style-name="ce41">
            <text:p>內政部戶政司 民國109年3月9日編製</text:p>
          </table:table-cell>
          <table:table-cell table:number-columns-repeated="16352"/>
        </table:table-row>
        <table:table-row table:number-rows-repeated="1048546" table:style-name="ro13">
          <table:table-cell table:number-columns-repeated="16384"/>
        </table:table-row>
        <table:named-expressions>
          <table:named-expression table:name="\a" table:expression="of:=[.#REF!]" table:base-cell-address="05-年齡結構.$A$1"/>
          <table:named-expression table:name="\b" table:expression="of:=[.#REF!]" table:base-cell-address="05-年齡結構.$A$1"/>
          <table:named-expression table:name="NAME" table:expression="of:=[.#REF!]" table:base-cell-address="05-年齡結構.$A$1"/>
          <table:named-expression table:name="P_1" table:expression="of:=[.#REF!]" table:base-cell-address="05-年齡結構.$A$1"/>
          <table:named-expression table:name="P_11" table:expression="of:=[.#REF!]" table:base-cell-address="05-年齡結構.$A$1"/>
          <table:named-expression table:name="P_2" table:expression="of:=[.#REF!]" table:base-cell-address="05-年齡結構.$A$1"/>
          <table:named-range table:name="Print_Area" table:cell-range-address="05-年齡結構.$A$1:05-年齡結構.$AF$30" table:base-cell-address="05-年齡結構.$A$1"/>
          <table:named-expression table:name="PRINT_AREA_MI" table:expression="of:=[.#REF!]" table:base-cell-address="05-年齡結構.$A$1"/>
          <table:named-expression table:name="rd_rf_f_97y_9802_data" table:expression="of:=[.#REF!]" table:base-cell-address="05-年齡結構.$A$1"/>
          <table:named-expression table:name="rd_rg_f_84y_97y_data" table:expression="of:=[.#REF!]" table:base-cell-address="05-年齡結構.$A$1"/>
          <table:named-expression table:name="rd_rg_f_9805_data" table:expression="of:=[.#REF!]" table:base-cell-address="05-年齡結構.$A$1"/>
          <table:named-expression table:name="rd_rg_f_9806_data" table:expression="of:=[.#REF!]" table:base-cell-address="05-年齡結構.$A$1"/>
          <table:named-expression table:name="rd_rg_f_9807_data" table:expression="of:=[.#REF!]" table:base-cell-address="05-年齡結構.$A$1"/>
          <table:named-expression table:name="rd_rg_f_9808_data" table:expression="of:=[.#REF!]" table:base-cell-address="05-年齡結構.$A$1"/>
          <table:named-expression table:name="rd_rg_f_98y_9803_data" table:expression="of:=[.#REF!]" table:base-cell-address="05-年齡結構.$A$1"/>
          <table:named-expression table:name="rd_rg_f_98y_9804_data" table:expression="of:=[.#REF!]" table:base-cell-address="05-年齡結構.$A$1"/>
          <table:named-expression table:name="rd_rg_q_84y_97y_data" table:expression="of:=[.#REF!]" table:base-cell-address="05-年齡結構.$A$1"/>
          <table:named-expression table:name="rd_rg_q_97y_9802_data" table:expression="of:=[.#REF!]" table:base-cell-address="05-年齡結構.$A$1"/>
          <table:named-expression table:name="rd_rg_q_9805_data" table:expression="of:=[.#REF!]" table:base-cell-address="05-年齡結構.$A$1"/>
          <table:named-expression table:name="rd_rg_q_9806_data" table:expression="of:=[.#REF!]" table:base-cell-address="05-年齡結構.$A$1"/>
          <table:named-expression table:name="rd_rg_q_9807_data" table:expression="of:=[.#REF!]" table:base-cell-address="05-年齡結構.$A$1"/>
          <table:named-expression table:name="rd_rg_q_9808_data" table:expression="of:=[.#REF!]" table:base-cell-address="05-年齡結構.$A$1"/>
          <table:named-expression table:name="rd_rg_q_98y_9803_data" table:expression="of:=[.#REF!]" table:base-cell-address="05-年齡結構.$A$1"/>
          <table:named-expression table:name="rd_rg_q_98y_9804_data" table:expression="of:=[.#REF!]" table:base-cell-address="05-年齡結構.$A$1"/>
          <table:named-expression table:name="rd_rg_q9607" table:expression="of:=[.#REF!]" table:base-cell-address="05-年齡結構.$A$1"/>
          <table:named-expression table:name="rd_t_84y_97y_data" table:expression="of:=[.#REF!]" table:base-cell-address="05-年齡結構.$A$1"/>
          <table:named-expression table:name="rd_t_97y_9802_data" table:expression="of:=[.#REF!]" table:base-cell-address="05-年齡結構.$A$1"/>
          <table:named-expression table:name="rd_t_9805_data" table:expression="of:=[.#REF!]" table:base-cell-address="05-年齡結構.$A$1"/>
          <table:named-expression table:name="rd_t_9806_data" table:expression="of:=[.#REF!]" table:base-cell-address="05-年齡結構.$A$1"/>
          <table:named-expression table:name="rd_t_9807_data" table:expression="of:=[.#REF!]" table:base-cell-address="05-年齡結構.$A$1"/>
          <table:named-expression table:name="rd_t_9808_data" table:expression="of:=[.#REF!]" table:base-cell-address="05-年齡結構.$A$1"/>
          <table:named-expression table:name="rd_t_98y_9803_data" table:expression="of:=[.#REF!]" table:base-cell-address="05-年齡結構.$A$1"/>
          <table:named-expression table:name="rd_t_98y_9804_data" table:expression="of:=[.#REF!]" table:base-cell-address="05-年齡結構.$A$1"/>
          <table:named-expression table:name="rd_t9607" table:expression="of:=[.#REF!]" table:base-cell-address="05-年齡結構.$A$1"/>
          <table:named-expression table:name="月底人口數" table:expression="of:=[.#REF!]" table:base-cell-address="05-年齡結構.$A$1"/>
          <table:named-expression table:name="出生" table:expression="of:=[.#REF!]" table:base-cell-address="05-年齡結構.$A$1"/>
          <table:named-expression table:name="死亡" table:expression="of:=[.#REF!]" table:base-cell-address="05-年齡結構.$A$1"/>
          <table:named-expression table:name="結婚" table:expression="of:=[.#REF!]" table:base-cell-address="05-年齡結構.$A$1"/>
          <table:named-expression table:name="鄰數戶數" table:expression="of:=[.#REF!]" table:base-cell-address="05-年齡結構.$A$1"/>
          <table:named-expression table:name="離婚" table:expression="of:=[.#REF!]" table:base-cell-address="05-年齡結構.$A$1"/>
        </table:named-expressions>
      </table:table>
      <table:table table:name="'file:///D:/outlook%20moi2002/月報速報/06速(月)報套印/【套印】各月(03以外).xlsx'#新02性比例等-年月別" table:style-name="ta2">
        <table:table-source xlink:href="file:///D:/outlook%20moi2002/月報速報/06速(月)報套印/【套印】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2-縣市別" table:style-name="ta2">
        <table:table-source xlink:href="file:///D:/outlook%20moi2002/月報速報/06速(月)報套印/【套印】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4-單一年齡" table:style-name="ta2">
        <table:table-source xlink:href="file:///D:/outlook%20moi2002/月報速報/06速(月)報套印/【套印】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5-年齡結構" table:style-name="ta2">
        <table:table-source xlink:href="file:///D:/outlook%20moi2002/月報速報/06速(月)報套印/【套印】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6_人口增加&amp;生死結離" table:style-name="ta2">
        <table:table-source xlink:href="file:///D:/outlook%20moi2002/月報速報/06速(月)報套印/【套印】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7出生-年月別" table:style-name="ta2">
        <table:table-source xlink:href="file:///D:/outlook%20moi2002/月報速報/06速(月)報套印/【套印】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7-縣市別" table:style-name="ta2">
        <table:table-source xlink:href="file:///D:/outlook%20moi2002/月報速報/06速(月)報套印/【套印】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8_年月別" table:style-name="ta2">
        <table:table-source xlink:href="file:///D:/outlook%20moi2002/月報速報/06速(月)報套印/【套印】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8_縣市別" table:style-name="ta2">
        <table:table-source xlink:href="file:///D:/outlook%20moi2002/月報速報/06速(月)報套印/【套印】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8_設籍情形" table:style-name="ta2">
        <table:table-source xlink:href="file:///D:/outlook%20moi2002/月報速報/06速(月)報套印/【套印】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9_年月別_" table:style-name="ta2">
        <table:table-source xlink:href="file:///D:/outlook%20moi2002/月報速報/06速(月)報套印/【套印】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9_縣市別_" table:style-name="ta2">
        <table:table-source xlink:href="file:///D:/outlook%20moi2002/月報速報/06速(月)報套印/【套印】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9_設籍情形_" table:style-name="ta2">
        <table:table-source xlink:href="file:///D:/outlook%20moi2002/月報速報/06速(月)報套印/【套印】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10_年月別-新" table:style-name="ta2">
        <table:table-source xlink:href="file:///D:/outlook%20moi2002/月報速報/06速(月)報套印/【套印】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10_縣市別-新" table:style-name="ta2">
        <table:table-source xlink:href="file:///D:/outlook%20moi2002/月報速報/06速(月)報套印/【套印】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11-遷徙" table:style-name="ta2">
        <table:table-source xlink:href="file:///D:/outlook%20moi2002/月報速報/06速(月)報套印/【套印】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4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6</meta:generator>
    <meta:initial-creator>周柏妤</meta:initial-creator>
    <dc:creator>周柏妤</dc:creator>
    <meta:creation-date>2020-03-09T01:47:48Z</meta:creation-date>
    <dc:date>2020-03-09T01:48:46Z</dc:date>
  </office:meta>
</office:document-meta>
</file>